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text-align="justify" style:justify-single-word="false"/>
      <style:text-properties officeooo:rsid="00230d22" officeooo:paragraph-rsid="00230d22"/>
    </style:style>
    <style:style style:name="P2" style:family="paragraph" style:parent-style-name="No_20_Spacing">
      <style:paragraph-properties fo:text-align="justify" style:justify-single-word="false"/>
      <style:text-properties officeooo:rsid="00230d22" officeooo:paragraph-rsid="002a5e66"/>
    </style:style>
    <style:style style:name="P3" style:family="paragraph" style:parent-style-name="No_20_Spacing">
      <style:paragraph-properties fo:text-align="justify" style:justify-single-word="false"/>
      <style:text-properties officeooo:rsid="00230d22" officeooo:paragraph-rsid="00b282d5"/>
    </style:style>
    <style:style style:name="P4" style:family="paragraph" style:parent-style-name="No_20_Spacing">
      <style:paragraph-properties fo:text-align="justify" style:justify-single-word="false"/>
      <style:text-properties officeooo:rsid="00230d22" officeooo:paragraph-rsid="01798655"/>
    </style:style>
    <style:style style:name="P5" style:family="paragraph" style:parent-style-name="No_20_Spacing">
      <style:paragraph-properties fo:text-align="justify" style:justify-single-word="false"/>
      <style:text-properties officeooo:rsid="00230d22" officeooo:paragraph-rsid="01882c7c"/>
    </style:style>
    <style:style style:name="P6" style:family="paragraph" style:parent-style-name="No_20_Spacing">
      <style:paragraph-properties fo:text-align="justify" style:justify-single-word="false"/>
      <style:text-properties officeooo:rsid="00230d22" officeooo:paragraph-rsid="0026105c"/>
    </style:style>
    <style:style style:name="P7" style:family="paragraph" style:parent-style-name="No_20_Spacing">
      <style:paragraph-properties fo:text-align="justify" style:justify-single-word="false"/>
      <style:text-properties fo:color="#996600" officeooo:rsid="00230d22" officeooo:paragraph-rsid="002a5e66"/>
    </style:style>
    <style:style style:name="P8" style:family="paragraph" style:parent-style-name="No_20_Spacing">
      <style:paragraph-properties fo:text-align="justify" style:justify-single-word="false"/>
      <style:text-properties fo:font-weight="bold" officeooo:rsid="00230d22" officeooo:paragraph-rsid="002a5e66" style:font-weight-asian="bold" style:font-weight-complex="bold"/>
    </style:style>
    <style:style style:name="P9" style:family="paragraph" style:parent-style-name="No_20_Spacing">
      <style:paragraph-properties fo:text-align="justify" style:justify-single-word="false"/>
      <style:text-properties fo:font-weight="bold" officeooo:rsid="00230d22" officeooo:paragraph-rsid="01885a54" style:font-weight-asian="bold" style:font-weight-complex="bold"/>
    </style:style>
    <style:style style:name="P10" style:family="paragraph" style:parent-style-name="No_20_Spacing">
      <style:paragraph-properties fo:text-align="justify" style:justify-single-word="false"/>
      <style:text-properties officeooo:rsid="01798655" officeooo:paragraph-rsid="01798655"/>
    </style:style>
    <style:style style:name="P11" style:family="paragraph" style:parent-style-name="No_20_Spacing">
      <style:paragraph-properties fo:text-align="justify" style:justify-single-word="false"/>
      <style:text-properties fo:color="#ff0000" officeooo:rsid="0074dc30" officeooo:paragraph-rsid="01778d7f"/>
    </style:style>
    <style:style style:name="P12" style:family="paragraph" style:parent-style-name="No_20_Spacing">
      <style:paragraph-properties fo:text-align="justify" style:justify-single-word="false"/>
      <style:text-properties officeooo:rsid="0026105c" officeooo:paragraph-rsid="01846d87"/>
    </style:style>
    <style:style style:name="P13" style:family="paragraph" style:parent-style-name="Standard">
      <style:paragraph-properties fo:text-align="justify" style:justify-single-word="false"/>
      <style:text-properties officeooo:rsid="00230d22" officeooo:paragraph-rsid="003e7eb3"/>
    </style:style>
    <style:style style:name="P14" style:family="paragraph" style:parent-style-name="Text_20_body">
      <style:paragraph-properties fo:text-align="justify" style:justify-single-word="false"/>
      <style:text-properties officeooo:rsid="00896a77" officeooo:paragraph-rsid="009949dd"/>
    </style:style>
    <style:style style:name="P15" style:family="paragraph" style:parent-style-name="Text_20_body">
      <style:paragraph-properties fo:text-align="justify" style:justify-single-word="false"/>
      <style:text-properties officeooo:rsid="008d0e3b" officeooo:paragraph-rsid="009949dd"/>
    </style:style>
    <style:style style:name="P16" style:family="paragraph" style:parent-style-name="Text_20_body">
      <style:paragraph-properties fo:text-align="justify" style:justify-single-word="false"/>
      <style:text-properties officeooo:rsid="008d0e3b" officeooo:paragraph-rsid="0097a690"/>
    </style:style>
    <style:style style:name="P17" style:family="paragraph" style:parent-style-name="Text_20_body">
      <style:paragraph-properties fo:text-align="justify" style:justify-single-word="false"/>
      <style:text-properties officeooo:rsid="008d0e3b" officeooo:paragraph-rsid="00b27b7c"/>
    </style:style>
    <style:style style:name="P18" style:family="paragraph" style:parent-style-name="Text_20_body">
      <style:paragraph-properties fo:text-align="justify" style:justify-single-word="false"/>
      <style:text-properties officeooo:rsid="00c09c0a" officeooo:paragraph-rsid="00bdad1d"/>
    </style:style>
    <style:style style:name="P19" style:family="paragraph" style:parent-style-name="Text_20_body">
      <style:paragraph-properties fo:text-align="justify" style:justify-single-word="false"/>
      <style:text-properties fo:color="#ff0000" officeooo:rsid="00a24453" officeooo:paragraph-rsid="00fba6e5"/>
    </style:style>
    <style:style style:name="P20" style:family="paragraph" style:parent-style-name="Text_20_body">
      <style:paragraph-properties fo:text-align="justify" style:justify-single-word="false"/>
      <style:text-properties officeooo:rsid="00a24453" officeooo:paragraph-rsid="0109b1de"/>
    </style:style>
    <style:style style:name="P21" style:family="paragraph" style:parent-style-name="Text_20_body">
      <style:paragraph-properties fo:text-align="justify" style:justify-single-word="false"/>
      <style:text-properties officeooo:rsid="017bed48" officeooo:paragraph-rsid="017bed48"/>
    </style:style>
    <style:style style:name="P22" style:family="paragraph" style:parent-style-name="Text_20_body">
      <style:paragraph-properties fo:text-align="justify" style:justify-single-word="false"/>
      <style:text-properties fo:font-weight="bold" officeooo:rsid="017bed48" officeooo:paragraph-rsid="0189583f" style:font-weight-asian="bold" style:font-weight-complex="bold"/>
    </style:style>
    <style:style style:name="P23" style:family="paragraph" style:parent-style-name="No_20_Spacing">
      <style:paragraph-properties fo:text-align="justify" style:justify-single-word="false"/>
      <style:text-properties fo:color="#ff0000" officeooo:rsid="017bed48" officeooo:paragraph-rsid="01885a54"/>
    </style:style>
    <style:style style:name="P24" style:family="paragraph" style:parent-style-name="No_20_Spacing">
      <style:paragraph-properties fo:text-align="justify" style:justify-single-word="false"/>
      <style:text-properties fo:font-weight="bold" officeooo:rsid="017bed48" officeooo:paragraph-rsid="01885a54" style:font-weight-asian="bold" style:font-weight-complex="bold"/>
    </style:style>
    <style:style style:name="P25" style:family="paragraph" style:parent-style-name="No_20_Spacing" style:list-style-name="L2">
      <style:paragraph-properties fo:text-align="justify" style:justify-single-word="false"/>
      <style:text-properties officeooo:rsid="0026105c" officeooo:paragraph-rsid="006b1628"/>
    </style:style>
    <style:style style:name="P26" style:family="paragraph" style:parent-style-name="List_20_Paragraph" style:list-style-name="L1">
      <style:paragraph-properties fo:text-align="justify" style:justify-single-word="false"/>
      <style:text-properties officeooo:paragraph-rsid="016f401a"/>
    </style:style>
    <style:style style:name="P27" style:family="paragraph" style:parent-style-name="List_20_Paragraph" style:list-style-name="L1">
      <style:paragraph-properties fo:text-align="justify" style:justify-single-word="false"/>
      <style:text-properties officeooo:paragraph-rsid="016d2105"/>
    </style:style>
    <style:style style:name="P28" style:family="paragraph" style:parent-style-name="List_20_Paragraph" style:list-style-name="L1">
      <style:paragraph-properties fo:text-align="justify" style:justify-single-word="false"/>
      <style:text-properties officeooo:paragraph-rsid="01699057"/>
    </style:style>
    <style:style style:name="P29" style:family="paragraph" style:parent-style-name="List_20_Paragraph" style:list-style-name="L1">
      <style:paragraph-properties fo:text-align="justify" style:justify-single-word="false"/>
      <style:text-properties officeooo:paragraph-rsid="01610041"/>
    </style:style>
    <style:style style:name="P30" style:family="paragraph" style:parent-style-name="List_20_Paragraph" style:list-style-name="L1">
      <style:paragraph-properties fo:text-align="justify" style:justify-single-word="false"/>
      <style:text-properties officeooo:paragraph-rsid="011d546f"/>
    </style:style>
    <style:style style:name="P31" style:family="paragraph" style:parent-style-name="List_20_Paragraph" style:list-style-name="L1">
      <style:paragraph-properties fo:text-align="justify" style:justify-single-word="false"/>
      <style:text-properties officeooo:paragraph-rsid="0116900f"/>
    </style:style>
    <style:style style:name="P32" style:family="paragraph" style:parent-style-name="List_20_Paragraph" style:list-style-name="L1">
      <style:paragraph-properties fo:text-align="justify" style:justify-single-word="false"/>
      <style:text-properties officeooo:paragraph-rsid="016d6715"/>
    </style:style>
    <style:style style:name="P33" style:family="paragraph" style:parent-style-name="List_20_Paragraph" style:list-style-name="L1">
      <style:paragraph-properties fo:text-align="justify" style:justify-single-word="false"/>
      <style:text-properties officeooo:paragraph-rsid="0176be0d"/>
    </style:style>
    <style:style style:name="P34" style:family="paragraph" style:parent-style-name="List_20_Paragraph" style:list-style-name="L1">
      <style:paragraph-properties fo:text-align="justify" style:justify-single-word="false"/>
      <style:text-properties officeooo:paragraph-rsid="012dd602"/>
    </style:style>
    <style:style style:name="P35" style:family="paragraph" style:parent-style-name="List_20_Paragraph" style:list-style-name="L1">
      <style:paragraph-properties fo:text-align="justify" style:justify-single-word="false"/>
      <style:text-properties officeooo:paragraph-rsid="0191cc26"/>
    </style:style>
    <style:style style:name="P36" style:family="paragraph" style:parent-style-name="List_20_Paragraph" style:list-style-name="L1">
      <style:paragraph-properties fo:text-align="justify" style:justify-single-word="false"/>
      <style:text-properties officeooo:paragraph-rsid="01980d24"/>
    </style:style>
    <style:style style:name="P3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ea5d1"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c8bb4"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3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8fb30"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ab455"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28ee7"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3e2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e407"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029d6"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1d642"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64bd38"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e1b74"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cbf0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277"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5db60"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a2183"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fda"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6900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14b469b" officeooo:paragraph-rsid="0164bd38" style:text-blinking="false" fo:background-color="transparent" style:font-name-asian="Times New Roman" style:font-size-asian="9.60000038146973pt" style:font-style-asian="normal" style:font-weight-asian="normal" style:font-name-complex="Arial1" style:font-size-complex="11pt" style:font-style-complex="normal" style:font-weight-complex="normal" loext:padding="0cm" loext:border="none"/>
    </style:style>
    <style:style style:name="P56" style:family="paragraph" style:parent-style-name="List_20_Paragraph" style:list-style-name="L1">
      <style:paragraph-properties fo:text-align="justify" style:justify-single-word="false"/>
      <style:text-properties fo:color="#ff0000" officeooo:paragraph-rsid="019016c6"/>
    </style:style>
    <style:style style:name="P57" style:family="paragraph" style:parent-style-name="List_20_Paragraph" style:list-style-name="L1">
      <style:paragraph-properties fo:text-align="justify" style:justify-single-word="false"/>
      <style:text-properties fo:color="#ff0000" officeooo:paragraph-rsid="0191cc26"/>
    </style:style>
    <style:style style:name="P58" style:family="paragraph" style:parent-style-name="List_20_Paragraph" style:list-style-name="L1">
      <style:paragraph-properties fo:text-align="justify" style:justify-single-word="false"/>
      <style:text-properties fo:color="#ff0000" officeooo:paragraph-rsid="01998211"/>
    </style:style>
    <style:style style:name="P59" style:family="paragraph" style:parent-style-name="List_20_Paragraph" style:list-style-name="L1">
      <style:paragraph-properties fo:text-align="justify" style:justify-single-word="false"/>
      <style:text-properties fo:color="#ff0000" officeooo:paragraph-rsid="01a3546b"/>
    </style:style>
    <style:style style:name="T1" style:family="text">
      <style:text-properties officeooo:rsid="002a5e66"/>
    </style:style>
    <style:style style:name="T2" style:family="text">
      <style:text-properties fo:color="#000000"/>
    </style:style>
    <style:style style:name="T3" style:family="text">
      <style:text-properties fo:color="#000000" fo:font-weight="normal" officeooo:rsid="005c4e03" style:font-weight-asian="normal" style:font-weight-complex="normal"/>
    </style:style>
    <style:style style:name="T4" style:family="text">
      <style:text-properties fo:color="#000000" fo:font-style="normal" fo:font-weight="normal" officeooo:rsid="005c4e03" style:font-style-asian="normal" style:font-weight-asian="normal" style:font-style-complex="normal" style:font-weight-complex="normal"/>
    </style:style>
    <style:style style:name="T5" style:family="text">
      <style:text-properties fo:color="#000000" fo:font-style="normal" fo:font-weight="normal" officeooo:rsid="00664227" style:font-style-asian="normal" style:font-weight-asian="normal" style:font-style-complex="normal" style:font-weight-complex="normal"/>
    </style:style>
    <style:style style:name="T6" style:family="text">
      <style:text-properties fo:color="#000000" officeooo:rsid="012018fa"/>
    </style:style>
    <style:style style:name="T7" style:family="text">
      <style:text-properties officeooo:rsid="006b1628"/>
    </style:style>
    <style:style style:name="T8" style:family="text">
      <style:text-properties officeooo:rsid="00701ac3"/>
    </style:style>
    <style:style style:name="T9" style:family="text">
      <style:text-properties officeooo:rsid="0074dc30"/>
    </style:style>
    <style:style style:name="T10" style:family="text">
      <style:text-properties officeooo:rsid="009ad024"/>
    </style:style>
    <style:style style:name="T11" style:family="text">
      <style:text-properties officeooo:rsid="00c3e794"/>
    </style:style>
    <style:style style:name="T12" style:family="text">
      <style:text-properties officeooo:rsid="00d2f398"/>
    </style:style>
    <style:style style:name="T13" style:family="text">
      <style:text-properties fo:color="#996600" officeooo:rsid="00d2f398"/>
    </style:style>
    <style:style style:name="T14" style:family="text">
      <style:text-properties fo:color="#996600" officeooo:rsid="020ef44f"/>
    </style:style>
    <style:style style:name="T15" style:family="text">
      <style:text-properties fo:color="#996600" officeooo:rsid="01a3f912"/>
    </style:style>
    <style:style style:name="T16" style:family="text">
      <style:text-properties fo:color="#ff0000"/>
    </style:style>
    <style:style style:name="T17" style:family="text">
      <style:text-properties fo:color="#ff0000" officeooo:rsid="0074dc30"/>
    </style:style>
    <style:style style:name="T18" style:family="text">
      <style:text-properties fo:color="#ff0000" officeooo:rsid="00d9cddc"/>
    </style:style>
    <style:style style:name="T19" style:family="text">
      <style:text-properties fo:color="#ff0000" fo:font-weight="bold" style:font-weight-asian="bold" style:font-weight-complex="bold"/>
    </style:style>
    <style:style style:name="T20" style:family="text">
      <style:text-properties fo:color="#ff0000" fo:font-weight="bold" officeooo:rsid="00db8588" style:font-weight-asian="bold" style:font-weight-complex="bold"/>
    </style:style>
    <style:style style:name="T21" style:family="text">
      <style:text-properties fo:color="#ff0000" fo:font-weight="bold" officeooo:rsid="00da81d1" style:font-weight-asian="bold" style:font-weight-complex="bold"/>
    </style:style>
    <style:style style:name="T22" style:family="text">
      <style:text-properties fo:color="#ff0000" fo:font-weight="bold" officeooo:rsid="00cde6e2" style:font-weight-asian="bold" style:font-weight-complex="bold"/>
    </style:style>
    <style:style style:name="T23" style:family="text">
      <style:text-properties fo:color="#ff0000" style:font-name="Calibri1" fo:font-size="11pt" fo:font-weight="bold" officeooo:rsid="0ae7eeac" style:font-size-asian="11pt" style:font-weight-asian="bold" style:font-name-complex="Calibri2" style:font-size-complex="11pt" style:font-weight-complex="bold"/>
    </style:style>
    <style:style style:name="T24" style:family="text">
      <style:text-properties fo:color="#ff0000" style:font-name="Calibri1" fo:font-size="11pt" fo:font-weight="bold" officeooo:rsid="0b4d7ed8" style:font-size-asian="11pt" style:font-weight-asian="bold" style:font-name-complex="Calibri2" style:font-size-complex="11pt" style:font-weight-complex="bold"/>
    </style:style>
    <style:style style:name="T25" style:family="text">
      <style:text-properties fo:color="#ff0000" style:font-name="Calibri1" fo:font-size="11pt" fo:font-weight="bold" officeooo:rsid="0b4e2eb1" style:font-size-asian="11pt" style:font-weight-asian="bold" style:font-name-complex="Calibri2" style:font-size-complex="11pt" style:font-weight-complex="bold"/>
    </style:style>
    <style:style style:name="T26" style:family="text">
      <style:text-properties fo:color="#ff0000" style:font-name="Calibri1" fo:font-size="11pt" fo:font-weight="bold" officeooo:rsid="0ae3f915" style:font-size-asian="11pt" style:font-weight-asian="bold" style:font-name-complex="Calibri2" style:font-size-complex="11pt" style:font-weight-complex="bold"/>
    </style:style>
    <style:style style:name="T27" style:family="text">
      <style:text-properties fo:color="#ff0000" style:font-name="Calibri1" fo:font-size="11pt" fo:font-weight="bold" officeooo:rsid="0ac29e4a" style:font-size-asian="11pt" style:font-weight-asian="bold" style:font-name-complex="Calibri2" style:font-size-complex="11pt" style:font-weight-complex="bold"/>
    </style:style>
    <style:style style:name="T28" style:family="text">
      <style:text-properties fo:color="#ff0000" style:font-name="Calibri1" fo:font-size="11pt" fo:font-weight="bold" officeooo:rsid="0b56312a" style:font-size-asian="11pt" style:font-weight-asian="bold" style:font-name-complex="Calibri2" style:font-size-complex="11pt" style:font-weight-complex="bold"/>
    </style:style>
    <style:style style:name="T29"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30" style:family="text">
      <style:text-properties fo:color="#ff0000" style:font-name="Calibri1" fo:font-size="11pt" fo:font-weight="bold" officeooo:rsid="0ac047db" style:font-size-asian="11pt" style:font-weight-asian="bold" style:font-name-complex="Calibri2" style:font-size-complex="11pt" style:font-weight-complex="bold"/>
    </style:style>
    <style:style style:name="T31" style:family="text">
      <style:text-properties fo:color="#ff0000" style:font-name="Calibri1" fo:font-size="11pt" fo:font-weight="bold" officeooo:rsid="0c0cd3fe" style:font-size-asian="11pt" style:font-weight-asian="bold" style:font-name-complex="Calibri2" style:font-size-complex="11pt" style:font-weight-complex="bold"/>
    </style:style>
    <style:style style:name="T32" style:family="text">
      <style:text-properties fo:color="#ff0000" style:font-name="Calibri1" fo:font-size="11pt" fo:font-weight="bold" officeooo:rsid="0c14b45f" style:font-size-asian="11pt" style:font-weight-asian="bold" style:font-name-complex="Calibri2" style:font-size-complex="11pt" style:font-weight-complex="bold"/>
    </style:style>
    <style:style style:name="T33" style:family="text">
      <style:text-properties fo:color="#ff0000" style:font-name="Calibri1" fo:font-size="11pt" fo:font-weight="bold" officeooo:rsid="0c1a2d58" style:font-size-asian="11pt" style:font-weight-asian="bold" style:font-name-complex="Calibri2" style:font-size-complex="11pt" style:font-weight-complex="bold"/>
    </style:style>
    <style:style style:name="T34" style:family="text">
      <style:text-properties fo:color="#ff0000" style:font-name="Calibri1" fo:font-size="11pt" fo:font-weight="bold" officeooo:rsid="0135db60" style:font-size-asian="11pt" style:font-weight-asian="bold" style:font-name-complex="Calibri2" style:font-size-complex="11pt" style:font-weight-complex="bold"/>
    </style:style>
    <style:style style:name="T35" style:family="text">
      <style:text-properties fo:color="#ff0000" style:font-name="Calibri1" fo:font-size="11pt" fo:font-weight="bold" officeooo:rsid="013cbf0f" style:font-size-asian="11pt" style:font-weight-asian="bold" style:font-name-complex="Calibri2" style:font-size-complex="11pt" style:font-weight-complex="bold"/>
    </style:style>
    <style:style style:name="T36" style:family="text">
      <style:text-properties fo:color="#ff0000" style:font-name="Calibri1" fo:font-size="11pt" fo:font-weight="normal" officeooo:rsid="0b1c5c3c" style:font-size-asian="11pt" style:font-weight-asian="normal" style:font-name-complex="Calibri2" style:font-size-complex="11pt" style:font-weight-complex="normal"/>
    </style:style>
    <style:style style:name="T37" style:family="text">
      <style:text-properties fo:color="#ff0000" style:font-name="Calibri1" fo:font-size="11pt" fo:font-weight="normal" officeooo:rsid="0b089557" style:font-size-asian="11pt" style:font-weight-asian="normal" style:font-name-complex="Calibri2" style:font-size-complex="11pt" style:font-weight-complex="normal"/>
    </style:style>
    <style:style style:name="T38" style:family="text">
      <style:text-properties fo:color="#ff0000" style:font-name="Calibri1" fo:font-size="11pt" fo:font-weight="normal" officeooo:rsid="0b156708" style:font-size-asian="11pt" style:font-weight-asian="normal" style:font-name-complex="Calibri2" style:font-size-complex="11pt" style:font-weight-complex="normal"/>
    </style:style>
    <style:style style:name="T39" style:family="text">
      <style:text-properties fo:color="#ff0000" style:font-name="Calibri1" fo:font-size="11pt" fo:font-weight="normal" officeooo:rsid="0af1091e" style:font-size-asian="11pt" style:font-weight-asian="normal" style:font-name-complex="Calibri2" style:font-size-complex="11pt" style:font-weight-complex="normal"/>
    </style:style>
    <style:style style:name="T40" style:family="text">
      <style:text-properties fo:color="#ff0000" style:font-name="Calibri1" fo:font-size="11pt" fo:font-weight="normal" officeooo:rsid="0b11a276" style:font-size-asian="11pt" style:font-weight-asian="normal" style:font-name-complex="Calibri2" style:font-size-complex="11pt" style:font-weight-complex="normal"/>
    </style:style>
    <style:style style:name="T41" style:family="text">
      <style:text-properties fo:color="#ff0000" style:font-name="Calibri1" fo:font-size="11pt" fo:font-weight="normal" officeooo:rsid="0b4c446f" style:font-size-asian="11pt" style:font-weight-asian="normal" style:font-name-complex="Calibri2" style:font-size-complex="11pt" style:font-weight-complex="normal"/>
    </style:style>
    <style:style style:name="T42" style:family="text">
      <style:text-properties fo:color="#ff0000" style:font-name="Calibri1" fo:font-size="11pt" fo:font-weight="normal" officeooo:rsid="0af761c7" style:font-size-asian="11pt" style:font-weight-asian="normal" style:font-name-complex="Calibri2" style:font-size-complex="11pt" style:font-weight-complex="normal"/>
    </style:style>
    <style:style style:name="T43" style:family="text">
      <style:text-properties fo:color="#ff0000" style:font-name="Calibri1" fo:font-size="11pt" fo:font-weight="normal" officeooo:rsid="0afcde24" style:font-size-asian="11pt" style:font-weight-asian="normal" style:font-name-complex="Calibri2" style:font-size-complex="11pt" style:font-weight-complex="normal"/>
    </style:style>
    <style:style style:name="T44" style:family="text">
      <style:text-properties fo:color="#ff0000" style:font-name="Calibri1" fo:font-size="11pt" fo:font-weight="normal" officeooo:rsid="0b6d2862" style:font-size-asian="11pt" style:font-weight-asian="normal" style:font-name-complex="Calibri2" style:font-size-complex="11pt" style:font-weight-complex="normal"/>
    </style:style>
    <style:style style:name="T45" style:family="text">
      <style:text-properties fo:color="#ff0000" style:font-name="Calibri1" fo:font-size="11pt" fo:font-weight="normal" officeooo:rsid="0b6e4d6d" style:font-size-asian="11pt" style:font-weight-asian="normal" style:font-name-complex="Calibri2" style:font-size-complex="11pt" style:font-weight-complex="normal"/>
    </style:style>
    <style:style style:name="T46" style:family="text">
      <style:text-properties fo:color="#ff0000" style:font-name="Calibri1" fo:font-size="11pt" fo:font-weight="normal" officeooo:rsid="0b56312a" style:font-size-asian="11pt" style:font-weight-asian="normal" style:font-name-complex="Calibri2" style:font-size-complex="11pt" style:font-weight-complex="normal"/>
    </style:style>
    <style:style style:name="T47" style:family="text">
      <style:text-properties fo:color="#ff0000" style:font-name="Calibri1" fo:font-size="11pt" fo:font-weight="normal" officeooo:rsid="0b5210f5" style:font-size-asian="11pt" style:font-weight-asian="normal" style:font-name-complex="Calibri2" style:font-size-complex="11pt" style:font-weight-complex="normal"/>
    </style:style>
    <style:style style:name="T48" style:family="text">
      <style:text-properties fo:color="#ff0000" style:font-name="Calibri1" fo:font-size="11pt" fo:font-weight="normal" officeooo:rsid="0b52b6ed" style:font-size-asian="11pt" style:font-weight-asian="normal" style:font-name-complex="Calibri2" style:font-size-complex="11pt" style:font-weight-complex="normal"/>
    </style:style>
    <style:style style:name="T49" style:family="text">
      <style:text-properties fo:color="#ff0000" style:font-name="Calibri1" fo:font-size="11pt" fo:font-weight="normal" officeooo:rsid="0b545a79" style:font-size-asian="11pt" style:font-weight-asian="normal" style:font-name-complex="Calibri2" style:font-size-complex="11pt" style:font-weight-complex="normal"/>
    </style:style>
    <style:style style:name="T50" style:family="text">
      <style:text-properties fo:color="#ff0000" style:font-name="Calibri1" fo:font-size="11pt" fo:font-weight="normal" officeooo:rsid="0b5a443d" style:font-size-asian="11pt" style:font-weight-asian="normal" style:font-name-complex="Calibri2" style:font-size-complex="11pt" style:font-weight-complex="normal"/>
    </style:style>
    <style:style style:name="T51" style:family="text">
      <style:text-properties fo:color="#ff0000" style:font-name="Calibri1" fo:font-size="11pt" fo:font-weight="normal" officeooo:rsid="0c0cd3fe" style:font-size-asian="11pt" style:font-weight-asian="normal" style:font-name-complex="Calibri2" style:font-size-complex="11pt" style:font-weight-complex="normal"/>
    </style:style>
    <style:style style:name="T52" style:family="text">
      <style:text-properties fo:color="#ff0000" style:font-name="Calibri1" fo:font-size="11pt" fo:font-weight="normal" officeooo:rsid="0c0e0532" style:font-size-asian="11pt" style:font-weight-asian="normal" style:font-name-complex="Calibri2" style:font-size-complex="11pt" style:font-weight-complex="normal"/>
    </style:style>
    <style:style style:name="T53" style:family="text">
      <style:text-properties fo:color="#ff0000" style:font-name="Calibri1" fo:font-size="11pt" fo:font-weight="normal" officeooo:rsid="0c0ec57c" style:font-size-asian="11pt" style:font-weight-asian="normal" style:font-name-complex="Calibri2" style:font-size-complex="11pt" style:font-weight-complex="normal"/>
    </style:style>
    <style:style style:name="T54" style:family="text">
      <style:text-properties fo:color="#ff0000" style:font-name="Calibri1" fo:font-size="11pt" fo:font-weight="normal" officeooo:rsid="0c0ffcf5" style:font-size-asian="11pt" style:font-weight-asian="normal" style:font-name-complex="Calibri2" style:font-size-complex="11pt" style:font-weight-complex="normal"/>
    </style:style>
    <style:style style:name="T55" style:family="text">
      <style:text-properties fo:color="#ff0000" style:font-name="Calibri1" fo:font-size="11pt" fo:font-weight="normal" officeooo:rsid="0c1124ff" style:font-size-asian="11pt" style:font-weight-asian="normal" style:font-name-complex="Calibri2" style:font-size-complex="11pt" style:font-weight-complex="normal"/>
    </style:style>
    <style:style style:name="T56" style:family="text">
      <style:text-properties fo:color="#ff0000" style:font-name="Calibri1" fo:font-size="11pt" fo:font-weight="normal" officeooo:rsid="0c11d023" style:font-size-asian="11pt" style:font-weight-asian="normal" style:font-name-complex="Calibri2" style:font-size-complex="11pt" style:font-weight-complex="normal"/>
    </style:style>
    <style:style style:name="T57" style:family="text">
      <style:text-properties fo:color="#ff0000" style:font-name="Calibri1" fo:font-size="11pt" fo:font-weight="normal" officeooo:rsid="0c13a3eb" style:font-size-asian="11pt" style:font-weight-asian="normal" style:font-name-complex="Calibri2" style:font-size-complex="11pt" style:font-weight-complex="normal"/>
    </style:style>
    <style:style style:name="T58" style:family="text">
      <style:text-properties fo:color="#ff0000" style:font-name="Calibri1" fo:font-size="11pt" fo:font-weight="normal" officeooo:rsid="0c14b45f" style:font-size-asian="11pt" style:font-weight-asian="normal" style:font-name-complex="Calibri2" style:font-size-complex="11pt" style:font-weight-complex="normal"/>
    </style:style>
    <style:style style:name="T59" style:family="text">
      <style:text-properties fo:color="#ff0000" style:font-name="Calibri1" fo:font-size="11pt" fo:font-weight="normal" officeooo:rsid="0c1755a7" style:font-size-asian="11pt" style:font-weight-asian="normal" style:font-name-complex="Calibri2" style:font-size-complex="11pt" style:font-weight-complex="normal"/>
    </style:style>
    <style:style style:name="T60" style:family="text">
      <style:text-properties fo:color="#ff0000" style:font-name="Calibri1" fo:font-size="11pt" fo:font-weight="normal" officeooo:rsid="0c17d45a" style:font-size-asian="11pt" style:font-weight-asian="normal" style:font-name-complex="Calibri2" style:font-size-complex="11pt" style:font-weight-complex="normal"/>
    </style:style>
    <style:style style:name="T61" style:family="text">
      <style:text-properties fo:color="#ff0000" style:font-name="Calibri1" fo:font-size="11pt" fo:font-weight="normal" officeooo:rsid="0c181dee" style:font-size-asian="11pt" style:font-weight-asian="normal" style:font-name-complex="Calibri2" style:font-size-complex="11pt" style:font-weight-complex="normal"/>
    </style:style>
    <style:style style:name="T62" style:family="text">
      <style:text-properties fo:color="#ff0000" style:font-name="Calibri1" fo:font-size="11pt" fo:font-weight="normal" officeooo:rsid="0c1963bd" style:font-size-asian="11pt" style:font-weight-asian="normal" style:font-name-complex="Calibri2" style:font-size-complex="11pt" style:font-weight-complex="normal"/>
    </style:style>
    <style:style style:name="T63" style:family="text">
      <style:text-properties fo:color="#ff0000" style:font-name="Calibri1" fo:font-size="11pt" fo:font-weight="normal" officeooo:rsid="0c1a2d58" style:font-size-asian="11pt" style:font-weight-asian="normal" style:font-name-complex="Calibri2" style:font-size-complex="11pt" style:font-weight-complex="normal"/>
    </style:style>
    <style:style style:name="T64" style:family="text">
      <style:text-properties fo:color="#ff0000" style:font-name="Calibri1" fo:font-size="11pt" fo:font-weight="normal" officeooo:rsid="0c210953"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c1b9fdb" style:font-size-asian="11pt" style:font-weight-asian="normal" style:font-name-complex="Calibri2" style:font-size-complex="11pt" style:font-weight-complex="normal"/>
    </style:style>
    <style:style style:name="T66" style:family="text">
      <style:text-properties fo:color="#ff0000" style:font-name="Calibri1" fo:font-size="11pt" fo:font-weight="normal" officeooo:rsid="010642f5" style:font-size-asian="11pt" style:font-weight-asian="normal" style:font-name-complex="Calibri2" style:font-size-complex="11pt" style:font-weight-complex="normal"/>
    </style:style>
    <style:style style:name="T67" style:family="text">
      <style:text-properties fo:color="#ff0000" style:font-name="Calibri1" fo:font-size="11pt" fo:font-weight="normal" officeooo:rsid="0107c5ad" style:font-size-asian="11pt" style:font-weight-asian="normal" style:font-name-complex="Calibri2" style:font-size-complex="11pt" style:font-weight-complex="normal"/>
    </style:style>
    <style:style style:name="T68" style:family="text">
      <style:text-properties fo:color="#ff0000" style:font-name="Calibri1" fo:font-size="11pt" fo:font-weight="normal" officeooo:rsid="0c3d4ef5" style:font-size-asian="11pt" style:font-weight-asian="normal" style:font-name-complex="Calibri2" style:font-size-complex="11pt" style:font-weight-complex="normal"/>
    </style:style>
    <style:style style:name="T69" style:family="text">
      <style:text-properties fo:color="#ff0000" style:font-name="Calibri1" fo:font-size="11pt" fo:font-weight="normal" officeooo:rsid="0c37d6d1" style:font-size-asian="11pt" style:font-weight-asian="normal" style:font-name-complex="Calibri2" style:font-size-complex="11pt" style:font-weight-complex="normal"/>
    </style:style>
    <style:style style:name="T70" style:family="text">
      <style:text-properties fo:color="#ff0000" style:font-name="Calibri1" fo:font-size="11pt" fo:font-weight="normal" officeooo:rsid="011d2c67" style:font-size-asian="11pt" style:font-weight-asian="normal" style:font-name-complex="Calibri2" style:font-size-complex="11pt" style:font-weight-complex="normal"/>
    </style:style>
    <style:style style:name="T71" style:family="text">
      <style:text-properties fo:color="#ff0000" style:font-name="Calibri1" fo:font-size="11pt" fo:font-weight="normal" officeooo:rsid="0135db60" style:font-size-asian="11pt" style:font-weight-asian="normal" style:font-name-complex="Calibri2" style:font-size-complex="11pt" style:font-weight-complex="normal"/>
    </style:style>
    <style:style style:name="T72" style:family="text">
      <style:text-properties fo:color="#ff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73" style:family="text">
      <style:text-properties fo:color="#ff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74" style:family="text">
      <style:text-properties fo:color="#ff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75" style:family="text">
      <style:text-properties fo:color="#ff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76" style:family="text">
      <style:text-properties fo:color="#ff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77" style:family="text">
      <style:text-properties fo:color="#ff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78" style:family="text">
      <style:text-properties fo:color="#ff0000" officeooo:rsid="00fba6e5"/>
    </style:style>
    <style:style style:name="T79" style:family="text">
      <style:text-properties fo:color="#ff0000" officeooo:rsid="0c35908e"/>
    </style:style>
    <style:style style:name="T80" style:family="text">
      <style:text-properties fo:color="#ff0000" officeooo:rsid="012a27e7"/>
    </style:style>
    <style:style style:name="T81" style:family="text">
      <style:text-properties fo:color="#ff0000" officeooo:rsid="00d8df7b"/>
    </style:style>
    <style:style style:name="T82" style:family="text">
      <style:text-properties fo:color="#ff0000" officeooo:rsid="01361973"/>
    </style:style>
    <style:style style:name="T83" style:family="text">
      <style:text-properties fo:color="#ff0000" style:font-name="DejaVu Sans"/>
    </style:style>
    <style:style style:name="T84" style:family="text">
      <style:text-properties fo:color="#ff0000" style:font-name="DejaVu Sans" fo:font-size="11pt" fo:font-weight="bold" officeooo:rsid="08237dc0" style:font-size-asian="11pt" style:font-weight-asian="bold" style:font-name-complex="Calibri2" style:font-size-complex="11pt" style:font-weight-complex="bold"/>
    </style:style>
    <style:style style:name="T85" style:family="text">
      <style:text-properties fo:color="#ff0000" style:font-name="DejaVu Sans" fo:font-size="11pt" fo:font-weight="bold" officeooo:rsid="082b99f8" style:font-size-asian="11pt" style:font-weight-asian="bold" style:font-name-complex="Calibri2" style:font-size-complex="11pt" style:font-weight-complex="bold"/>
    </style:style>
    <style:style style:name="T86" style:family="text">
      <style:text-properties fo:color="#ff0000" style:font-name="DejaVu Sans" fo:font-size="11pt" fo:font-weight="normal" officeooo:rsid="082b99f8" style:font-size-asian="11pt" style:font-weight-asian="normal" style:font-name-complex="Calibri2" style:font-size-complex="11pt" style:font-weight-complex="normal"/>
    </style:style>
    <style:style style:name="T87" style:family="text">
      <style:text-properties fo:color="#ff0000" style:font-name="DejaVu Sans" fo:font-size="11pt" fo:font-weight="normal" officeooo:rsid="052860f5" fo:background-color="#ffffff" loext:char-shading-value="0" style:font-name-asian="Times New Roman" style:font-size-asian="11pt" style:font-weight-asian="normal" style:font-name-complex="Arial1" style:font-size-complex="11pt" style:font-weight-complex="normal"/>
    </style:style>
    <style:style style:name="T88" style:family="text">
      <style:text-properties fo:color="#ff0000" style:font-name="DejaVu Sans" fo:font-size="11pt" fo:font-weight="normal" officeooo:rsid="0147bd15" fo:background-color="#ffffff" loext:char-shading-value="0" style:font-name-asian="Times New Roman" style:font-size-asian="11pt" style:font-weight-asian="normal" style:font-name-complex="Arial1" style:font-size-complex="11pt" style:font-weight-complex="normal"/>
    </style:style>
    <style:style style:name="T89" style:family="text">
      <style:text-properties fo:color="#ff0000" style:font-name="DejaVu Sans" fo:font-size="11pt" fo:font-weight="normal" officeooo:rsid="01489da4" fo:background-color="#ffffff" loext:char-shading-value="0" style:font-name-asian="Times New Roman" style:font-size-asian="11pt" style:font-weight-asian="normal" style:font-name-complex="Arial1" style:font-size-complex="11pt" style:font-weight-complex="normal"/>
    </style:style>
    <style:style style:name="T90" style:family="text">
      <style:text-properties fo:color="#ff0000" style:font-name="DejaVu Sans" fo:font-size="11pt" fo:font-weight="normal" officeooo:rsid="014bd9bf" fo:background-color="#ffffff" loext:char-shading-value="0" style:font-name-asian="Times New Roman" style:font-size-asian="11pt" style:font-weight-asian="normal" style:font-name-complex="Arial1" style:font-size-complex="11pt" style:font-weight-complex="normal"/>
    </style:style>
    <style:style style:name="T91" style:family="text">
      <style:text-properties fo:color="#ff0000" style:font-name="DejaVu Sans" fo:font-size="11pt" fo:font-weight="normal" officeooo:rsid="014e3e2f" fo:background-color="#ffffff" loext:char-shading-value="0" style:font-name-asian="Times New Roman" style:font-size-asian="11pt" style:font-weight-asian="normal" style:font-name-complex="Arial1" style:font-size-complex="11pt" style:font-weight-complex="normal"/>
    </style:style>
    <style:style style:name="T92" style:family="text">
      <style:text-properties fo:color="#ff0000" style:font-name="DejaVu Sans" fo:font-size="11pt" fo:font-weight="normal" officeooo:rsid="014ee407" fo:background-color="#ffffff" loext:char-shading-value="0" style:font-name-asian="Times New Roman" style:font-size-asian="11pt" style:font-weight-asian="normal" style:font-name-complex="Arial1" style:font-size-complex="11pt" style:font-weight-complex="normal"/>
    </style:style>
    <style:style style:name="T93" style:family="text">
      <style:text-properties fo:color="#ff0000" style:font-name="DejaVu Sans" fo:font-size="11pt" fo:font-weight="normal" officeooo:rsid="015029d6" fo:background-color="#ffffff" loext:char-shading-value="0" style:font-name-asian="Times New Roman" style:font-size-asian="11pt" style:font-weight-asian="normal" style:font-name-complex="Arial1" style:font-size-complex="11pt" style:font-weight-complex="normal"/>
    </style:style>
    <style:style style:name="T94" style:family="text">
      <style:text-properties fo:color="#ff0000" style:font-name="DejaVu Sans" fo:font-size="11pt" fo:font-weight="normal" officeooo:rsid="0151d642" fo:background-color="#ffffff" loext:char-shading-value="0" style:font-name-asian="Times New Roman" style:font-size-asian="11pt" style:font-weight-asian="normal" style:font-name-complex="Arial1" style:font-size-complex="11pt" style:font-weight-complex="normal"/>
    </style:style>
    <style:style style:name="T95" style:family="text">
      <style:text-properties fo:color="#ff0000" style:font-name="DejaVu Sans" fo:font-size="11pt" fo:font-weight="normal" officeooo:rsid="01563691" fo:background-color="#ffffff" loext:char-shading-value="0" style:font-name-asian="Times New Roman" style:font-size-asian="11pt" style:font-weight-asian="normal" style:font-name-complex="Arial1" style:font-size-complex="11pt" style:font-weight-complex="normal"/>
    </style:style>
    <style:style style:name="T96" style:family="text">
      <style:text-properties fo:color="#ff0000" style:font-name="DejaVu Sans" fo:font-size="11pt" fo:font-weight="normal" officeooo:rsid="0158fb30" fo:background-color="#ffffff" loext:char-shading-value="0" style:font-name-asian="Times New Roman" style:font-size-asian="11pt" style:font-weight-asian="normal" style:font-name-complex="Arial1" style:font-size-complex="11pt" style:font-weight-complex="normal"/>
    </style:style>
    <style:style style:name="T97" style:family="text">
      <style:text-properties fo:color="#ff0000" style:font-name="DejaVu Sans" fo:font-size="11pt" fo:font-weight="normal" officeooo:rsid="015ab455" fo:background-color="#ffffff" loext:char-shading-value="0" style:font-name-asian="Times New Roman" style:font-size-asian="11pt" style:font-weight-asian="normal" style:font-name-complex="Arial1" style:font-size-complex="11pt" style:font-weight-complex="normal"/>
    </style:style>
    <style:style style:name="T98" style:family="text">
      <style:text-properties fo:color="#ff0000" style:font-name="DejaVu Sans" fo:font-size="11pt" fo:font-weight="normal" officeooo:rsid="015d1af3" fo:background-color="#ffffff" loext:char-shading-value="0" style:font-name-asian="Times New Roman" style:font-size-asian="11pt" style:font-weight-asian="normal" style:font-name-complex="Arial1" style:font-size-complex="11pt" style:font-weight-complex="normal"/>
    </style:style>
    <style:style style:name="T99" style:family="text">
      <style:text-properties fo:color="#ff0000" style:font-name="DejaVu Sans" fo:font-size="11pt" fo:font-weight="normal" officeooo:rsid="0166de71" fo:background-color="#ffffff" loext:char-shading-value="0" style:font-name-asian="Times New Roman" style:font-size-asian="11pt" style:font-weight-asian="normal" style:font-name-complex="Arial1" style:font-size-complex="11pt" style:font-weight-complex="normal"/>
    </style:style>
    <style:style style:name="T100" style:family="text">
      <style:text-properties fo:color="#ff0000" style:font-name="DejaVu Sans" fo:font-size="11pt" fo:font-weight="normal" officeooo:rsid="052860f5" fo:background-color="#ffffff" loext:char-shading-value="0" style:font-size-asian="11pt" style:font-weight-asian="normal" style:font-size-complex="11pt" style:font-weight-complex="normal"/>
    </style:style>
    <style:style style:name="T101" style:family="text">
      <style:text-properties fo:color="#ff0000" style:font-name="DejaVu Sans" fo:font-size="11pt" officeooo:rsid="052860f5" fo:background-color="#ffffff" loext:char-shading-value="0" style:font-name-asian="Times New Roman" style:font-size-asian="11pt" style:font-name-complex="Arial1" style:font-size-complex="11pt"/>
    </style:style>
    <style:style style:name="T102" style:family="text">
      <style:text-properties fo:color="#ff0000" style:font-name="DejaVu Sans" fo:font-size="11pt" officeooo:rsid="01404e40" fo:background-color="#ffffff" loext:char-shading-value="0" style:font-name-asian="Times New Roman" style:font-size-asian="11pt" style:font-name-complex="Arial1" style:font-size-complex="11pt"/>
    </style:style>
    <style:style style:name="T103" style:family="text">
      <style:text-properties fo:color="#ff0000" style:font-name="DejaVu Sans" fo:font-size="11pt" officeooo:rsid="0147bd15" fo:background-color="#ffffff" loext:char-shading-value="0" style:font-name-asian="Times New Roman" style:font-size-asian="11pt" style:font-name-complex="Arial1" style:font-size-complex="11pt"/>
    </style:style>
    <style:style style:name="T104" style:family="text">
      <style:text-properties fo:color="#ff0000" style:font-name="DejaVu Sans" fo:font-size="11pt" officeooo:rsid="01489da4" fo:background-color="#ffffff" loext:char-shading-value="0" style:font-name-asian="Times New Roman" style:font-size-asian="11pt" style:font-name-complex="Arial1" style:font-size-complex="11pt"/>
    </style:style>
    <style:style style:name="T105" style:family="text">
      <style:text-properties fo:color="#ff0000" style:font-name="DejaVu Sans" fo:font-size="11pt" officeooo:rsid="0148a6d0" fo:background-color="#ffffff" loext:char-shading-value="0" style:font-name-asian="Times New Roman" style:font-size-asian="11pt" style:font-name-complex="Arial1" style:font-size-complex="11pt"/>
    </style:style>
    <style:style style:name="T106" style:family="text">
      <style:text-properties fo:color="#ff0000" style:font-name="DejaVu Sans" fo:font-size="11pt" officeooo:rsid="014b469b" fo:background-color="#ffffff" loext:char-shading-value="0" style:font-name-asian="Times New Roman" style:font-size-asian="11pt" style:font-name-complex="Arial1" style:font-size-complex="11pt"/>
    </style:style>
    <style:style style:name="T107" style:family="text">
      <style:text-properties fo:color="#ff0000" style:font-name="DejaVu Sans" fo:font-size="11pt" officeooo:rsid="014bd9bf" fo:background-color="#ffffff" loext:char-shading-value="0" style:font-name-asian="Times New Roman" style:font-size-asian="11pt" style:font-name-complex="Arial1" style:font-size-complex="11pt"/>
    </style:style>
    <style:style style:name="T108" style:family="text">
      <style:text-properties fo:color="#ff0000" style:font-name="DejaVu Sans" fo:font-size="11pt" officeooo:rsid="014ee407" fo:background-color="#ffffff" loext:char-shading-value="0" style:font-name-asian="Times New Roman" style:font-size-asian="11pt" style:font-name-complex="Arial1" style:font-size-complex="11pt"/>
    </style:style>
    <style:style style:name="T109" style:family="text">
      <style:text-properties fo:color="#ff0000" style:font-name="DejaVu Sans" fo:font-size="11pt" officeooo:rsid="015029d6" fo:background-color="#ffffff" loext:char-shading-value="0" style:font-name-asian="Times New Roman" style:font-size-asian="11pt" style:font-name-complex="Arial1" style:font-size-complex="11pt"/>
    </style:style>
    <style:style style:name="T110" style:family="text">
      <style:text-properties fo:color="#ff0000" style:font-name="DejaVu Sans" fo:font-size="11pt" officeooo:rsid="0151d642" fo:background-color="#ffffff" loext:char-shading-value="0" style:font-name-asian="Times New Roman" style:font-size-asian="11pt" style:font-name-complex="Arial1" style:font-size-complex="11pt"/>
    </style:style>
    <style:style style:name="T111" style:family="text">
      <style:text-properties fo:color="#ff0000" style:font-name="DejaVu Sans" fo:font-size="11pt" officeooo:rsid="01563691" fo:background-color="#ffffff" loext:char-shading-value="0" style:font-name-asian="Times New Roman" style:font-size-asian="11pt" style:font-name-complex="Arial1" style:font-size-complex="11pt"/>
    </style:style>
    <style:style style:name="T112" style:family="text">
      <style:text-properties fo:color="#ff0000" style:font-name="DejaVu Sans" fo:font-size="11pt" officeooo:rsid="0158fb30" fo:background-color="#ffffff" loext:char-shading-value="0" style:font-name-asian="Times New Roman" style:font-size-asian="11pt" style:font-name-complex="Arial1" style:font-size-complex="11pt"/>
    </style:style>
    <style:style style:name="T113" style:family="text">
      <style:text-properties fo:color="#ff0000" style:font-name="DejaVu Sans" fo:font-size="11pt" officeooo:rsid="015ab455" fo:background-color="#ffffff" loext:char-shading-value="0" style:font-name-asian="Times New Roman" style:font-size-asian="11pt" style:font-name-complex="Arial1" style:font-size-complex="11pt"/>
    </style:style>
    <style:style style:name="T114" style:family="text">
      <style:text-properties fo:color="#ff0000" style:font-name="DejaVu Sans" fo:font-size="11pt" officeooo:rsid="015d1af3" fo:background-color="#ffffff" loext:char-shading-value="0" style:font-name-asian="Times New Roman" style:font-size-asian="11pt" style:font-name-complex="Arial1" style:font-size-complex="11pt"/>
    </style:style>
    <style:style style:name="T115" style:family="text">
      <style:text-properties fo:color="#ff0000" style:font-name="DejaVu Sans" fo:font-size="11pt" officeooo:rsid="015ea5d1" fo:background-color="#ffffff" loext:char-shading-value="0" style:font-name-asian="Times New Roman" style:font-size-asian="11pt" style:font-name-complex="Arial1" style:font-size-complex="11pt"/>
    </style:style>
    <style:style style:name="T116" style:family="text">
      <style:text-properties fo:color="#ff0000" style:font-name="DejaVu Sans" fo:font-weight="bold" officeooo:rsid="02184275" style:font-weight-asian="bold" style:font-weight-complex="bold"/>
    </style:style>
    <style:style style:name="T117" style:family="text">
      <style:text-properties fo:color="#ff0000" style:font-name="DejaVu Sans" officeooo:rsid="02184275"/>
    </style:style>
    <style:style style:name="T118" style:family="text">
      <style:text-properties fo:color="#ff0000" style:font-name="DejaVu Sans" officeooo:rsid="0231322e"/>
    </style:style>
    <style:style style:name="T119" style:family="text">
      <style:text-properties fo:color="#ff0000" style:font-name="DejaVu Sans" officeooo:rsid="023e1047"/>
    </style:style>
    <style:style style:name="T120" style:family="text">
      <style:text-properties fo:color="#ff0000" style:font-name="DejaVu Sans" officeooo:rsid="01980d24"/>
    </style:style>
    <style:style style:name="T121" style:family="text">
      <style:text-properties fo:color="#ff0000" style:font-name="DejaVu Sans" officeooo:rsid="0199d3be"/>
    </style:style>
    <style:style style:name="T122" style:family="text">
      <style:text-properties fo:color="#ff0000" style:font-name="DejaVu Sans" officeooo:rsid="019b883f"/>
    </style:style>
    <style:style style:name="T123" style:family="text">
      <style:text-properties fo:color="#ff0000" officeooo:rsid="017bed48"/>
    </style:style>
    <style:style style:name="T124" style:family="text">
      <style:text-properties fo:color="#ff0000" officeooo:rsid="017dfbb1"/>
    </style:style>
    <style:style style:name="T125"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26" style:family="text">
      <style:text-properties fo:font-variant="normal" fo:text-transform="none" fo:color="#ff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7" style:family="text">
      <style:text-properties fo:font-variant="normal" fo:text-transform="none" fo:color="#ff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8" style:family="text">
      <style:text-properties fo:font-variant="normal" fo:text-transform="none" fo:color="#ff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9" style:family="text">
      <style:text-properties fo:font-variant="normal" fo:text-transform="none" fo:color="#ff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0" style:family="text">
      <style:text-properties fo:font-variant="normal" fo:text-transform="none" fo:color="#ff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1" style:family="text">
      <style:text-properties fo:font-variant="normal" fo:text-transform="none" fo:color="#ff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2" style:family="text">
      <style:text-properties fo:font-variant="normal" fo:text-transform="none" fo:color="#ff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3" style:family="text">
      <style:text-properties fo:font-variant="normal" fo:text-transform="none" fo:color="#ff0000" style:text-line-through-style="none" style:text-line-through-type="none" style:font-name="Calibri1" fo:font-size="11pt" fo:font-style="normal" style:text-underline-style="none" fo:font-weight="bold" officeooo:rsid="0131cd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4" style:family="text">
      <style:text-properties fo:font-variant="normal" fo:text-transform="none" fo:color="#ff0000" style:text-line-through-style="none" style:text-line-through-type="none" style:font-name="Calibri1" fo:font-size="11pt" fo:font-style="normal" style:text-underline-style="none" fo:font-weight="bold" officeooo:rsid="016d671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5" style:family="text">
      <style:text-properties fo:font-variant="normal" fo:text-transform="none" fo:color="#ff0000" style:text-line-through-style="none" style:text-line-through-type="none" style:font-name="Calibri1" fo:font-size="11pt" fo:font-style="normal" style:text-underline-style="none" fo:font-weight="bold" officeooo:rsid="01528139"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6" style:family="text">
      <style:text-properties fo:font-variant="normal" fo:text-transform="none" fo:color="#ff0000" style:text-line-through-style="none" style:text-line-through-type="none" style:font-name="Calibri1" fo:font-size="11pt" fo:font-style="normal" style:text-underline-style="none" fo:font-weight="bold" officeooo:rsid="016d2105"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7" style:family="text">
      <style:text-properties fo:font-variant="normal" fo:text-transform="none" fo:color="#ff0000" style:text-line-through-style="none" style:text-line-through-type="none" style:font-name="Calibri1" fo:font-size="11pt" fo:font-style="normal" style:text-underline-style="none" fo:font-weight="bold" officeooo:rsid="016f401a"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8" style:family="text">
      <style:text-properties fo:font-variant="normal" fo:text-transform="none" fo:color="#ff0000" style:text-line-through-style="none" style:text-line-through-type="none" style:font-name="Calibri1" fo:font-size="11pt" fo:font-style="normal" style:text-underline-style="none" fo:font-weight="bold" officeooo:rsid="018fd8e1"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9" style:family="text">
      <style:text-properties fo:font-variant="normal" fo:text-transform="none" fo:color="#ff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0" style:family="text">
      <style:text-properties fo:font-variant="normal" fo:text-transform="none" fo:color="#ff0000" style:text-line-through-style="none" style:text-line-through-type="none" style:font-name="Calibri1" fo:font-size="11pt" fo:font-style="normal" style:text-underline-style="none" fo:font-weight="normal" officeooo:rsid="0b83bcc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1" style:family="text">
      <style:text-properties fo:font-variant="normal" fo:text-transform="none" fo:color="#ff0000" style:text-line-through-style="none" style:text-line-through-type="none" style:font-name="Calibri1" fo:font-size="11pt" fo:font-style="normal" style:text-underline-style="none" fo:font-weight="normal" officeooo:rsid="0b947219"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2" style:family="text">
      <style:text-properties fo:font-variant="normal" fo:text-transform="none" fo:color="#ff0000" style:text-line-through-style="none" style:text-line-through-type="none" style:font-name="Calibri1" fo:font-size="11pt" fo:font-style="normal" style:text-underline-style="none" fo:font-weight="normal" officeooo:rsid="0b8723a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3" style:family="text">
      <style:text-properties fo:font-variant="normal" fo:text-transform="none" fo:color="#ff0000" style:text-line-through-style="none" style:text-line-through-type="none" style:font-name="Calibri1" fo:font-size="11pt" fo:font-style="normal" style:text-underline-style="none" fo:font-weight="normal" officeooo:rsid="0b94d39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4" style:family="text">
      <style:text-properties fo:font-variant="normal" fo:text-transform="none" fo:color="#ff0000" style:text-line-through-style="none" style:text-line-through-type="none" style:font-name="Calibri1" fo:font-size="11pt" fo:font-style="normal" style:text-underline-style="none" fo:font-weight="normal" officeooo:rsid="0b928b4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5" style:family="text">
      <style:text-properties fo:font-variant="normal" fo:text-transform="none" fo:color="#ff0000" style:text-line-through-style="none" style:text-line-through-type="none" style:font-name="Calibri1" fo:font-size="11pt" fo:font-style="normal" style:text-underline-style="none" fo:font-weight="normal" officeooo:rsid="0b7c163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6" style:family="text">
      <style:text-properties fo:font-variant="normal" fo:text-transform="none" fo:color="#ff0000" style:text-line-through-style="none" style:text-line-through-type="none" style:font-name="Calibri1" fo:font-size="11pt" fo:font-style="normal" style:text-underline-style="none" fo:font-weight="normal" officeooo:rsid="0b92ed64"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7" style:family="text">
      <style:text-properties fo:font-variant="normal" fo:text-transform="none" fo:color="#ff0000" style:text-line-through-style="none" style:text-line-through-type="none" style:font-name="Calibri1" fo:font-size="11pt" fo:font-style="normal" style:text-underline-style="none" fo:font-weight="normal" officeooo:rsid="0b7d388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8" style:family="text">
      <style:text-properties fo:font-variant="normal" fo:text-transform="none" fo:color="#ff0000" style:text-line-through-style="none" style:text-line-through-type="none" style:font-name="Calibri1" fo:font-size="11pt" fo:font-style="normal" style:text-underline-style="none" fo:font-weight="normal" officeooo:rsid="0b8b4354"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9" style:family="text">
      <style:text-properties fo:font-variant="normal" fo:text-transform="none" fo:color="#ff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0" style:family="text">
      <style:text-properties fo:font-variant="normal" fo:text-transform="none" fo:color="#ff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1" style:family="text">
      <style:text-properties fo:font-variant="normal" fo:text-transform="none" fo:color="#ff0000" style:text-line-through-style="none" style:text-line-through-type="none" style:font-name="Calibri1" fo:font-size="11pt" fo:font-style="normal" style:text-underline-style="none" fo:font-weight="normal" officeooo:rsid="00a24453"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2" style:family="text">
      <style:text-properties fo:font-variant="normal" fo:text-transform="none" fo:color="#ff0000" style:text-line-through-style="none" style:text-line-through-type="none" style:font-name="Calibri1" fo:font-size="11pt" fo:font-style="normal" style:text-underline-style="none" fo:font-weight="normal" officeooo:rsid="00fba6e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3" style:family="text">
      <style:text-properties fo:font-variant="normal" fo:text-transform="none" fo:color="#ff0000" style:text-line-through-style="none" style:text-line-through-type="none" style:font-name="Calibri1" fo:font-size="11pt" fo:font-style="normal" style:text-underline-style="none" fo:font-weight="normal" officeooo:rsid="016f401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4" style:family="text">
      <style:text-properties fo:font-variant="normal" fo:text-transform="none" fo:color="#ff0000" style:text-line-through-style="none" style:text-line-through-type="none" style:font-name="Calibri1" fo:font-size="11pt" fo:font-style="normal" style:text-underline-style="none" fo:font-weight="normal" officeooo:rsid="016fa69c"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5" style:family="text">
      <style:text-properties fo:font-variant="normal" fo:text-transform="none" fo:color="#ff0000" style:text-line-through-style="none" style:text-line-through-type="none" style:font-name="Calibri1" fo:font-size="11pt" fo:font-style="normal" style:text-underline-style="none" fo:font-weight="normal" officeooo:rsid="017295a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6" style:family="text">
      <style:text-properties fo:font-variant="normal" fo:text-transform="none" fo:color="#ff0000" style:text-line-through-style="none" style:text-line-through-type="none" style:font-name="DejaVu Sans" fo:font-size="11pt" fo:font-style="normal" style:text-underline-style="none" fo:font-weight="bold" officeooo:rsid="015d1af3" style:text-blinking="false" fo:background-color="#ffffff" loext:char-shading-value="0" style:font-name-asian="Times New Roman" style:font-size-asian="11pt" style:font-style-asian="normal" style:font-weight-asian="bold" style:font-name-complex="Arial1" style:font-size-complex="11pt" style:font-style-complex="normal" style:font-weight-complex="bold" loext:padding="0cm" loext:border="none"/>
    </style:style>
    <style:style style:name="T157" style:family="text">
      <style:text-properties fo:font-variant="normal" fo:text-transform="none" fo:color="#ff0000" style:text-line-through-style="none" style:text-line-through-type="none" style:font-name="DejaVu Sans" fo:font-size="11pt" fo:font-style="normal" style:text-underline-style="none" fo:font-weight="bold" officeooo:rsid="015ea5d1" style:text-blinking="false" fo:background-color="#ffffff" loext:char-shading-value="0" style:font-name-asian="Times New Roman" style:font-size-asian="11pt" style:font-style-asian="normal" style:font-weight-asian="bold" style:font-name-complex="Arial1" style:font-size-complex="11pt" style:font-style-complex="normal" style:font-weight-complex="bold" loext:padding="0cm" loext:border="none"/>
    </style:style>
    <style:style style:name="T158" style:family="text">
      <style:text-properties fo:font-variant="normal" fo:text-transform="none" fo:color="#ff0000" style:text-line-through-style="none" style:text-line-through-type="none" style:font-name="DejaVu Sans" fo:font-size="11pt" fo:font-style="normal" style:text-underline-style="none" fo:font-weight="bold" officeooo:rsid="01699057" style:text-blinking="false" fo:background-color="#ffffff" loext:char-shading-value="0" style:font-name-asian="Times New Roman" style:font-size-asian="11pt" style:font-style-asian="normal" style:font-weight-asian="bold" style:font-name-complex="Arial1" style:font-size-complex="11pt" style:font-style-complex="normal" style:font-weight-complex="bold" loext:padding="0cm" loext:border="none"/>
    </style:style>
    <style:style style:name="T159" style:family="text">
      <style:text-properties fo:font-variant="normal" fo:text-transform="none" fo:color="#ff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1" style:font-size-complex="11pt" style:font-style-complex="normal" style:font-weight-complex="normal" loext:padding="0cm" loext:border="none"/>
    </style:style>
    <style:style style:name="T160" style:family="text">
      <style:text-properties officeooo:rsid="011f49f7"/>
    </style:style>
    <style:style style:name="T161" style:family="text">
      <style:text-properties officeooo:rsid="011f71e7"/>
    </style:style>
    <style:style style:name="T162" style:family="text">
      <style:text-properties officeooo:rsid="0121c572"/>
    </style:style>
    <style:style style:name="T163" style:family="text">
      <style:text-properties officeooo:rsid="0135996d"/>
    </style:style>
    <style:style style:name="T164" style:family="text">
      <style:text-properties officeooo:rsid="017a588e"/>
    </style:style>
    <style:style style:name="T165" style:family="text">
      <style:text-properties officeooo:rsid="018ac0ab"/>
    </style:style>
    <style:style style:name="T166" style:family="text">
      <style:text-properties officeooo:rsid="018d4e1b"/>
    </style:style>
    <style:style style:name="T167" style:family="text">
      <style:text-properties officeooo:rsid="018f2eb0"/>
    </style:style>
    <style:style style:name="T168" style:family="text">
      <style:text-properties fo:font-weight="bold" officeooo:rsid="020ef44f" style:font-weight-asian="bold" style:font-weight-complex="bold"/>
    </style:style>
    <style:style style:name="T169" style:family="text">
      <style:text-properties fo:font-weight="bold" officeooo:rsid="01a5858e" style:font-weight-asian="bold" style:font-weight-complex="bold"/>
    </style:style>
    <style:style style:name="T170" style:family="text">
      <style:text-properties officeooo:rsid="020ef44f"/>
    </style:style>
    <style:style style:name="T171" style:family="text">
      <style:text-properties style:font-name="DejaVu Sans"/>
    </style:style>
    <style:style style:name="T172" style:family="text">
      <style:text-properties style:font-name="DejaVu Sans" officeooo:rsid="02184275"/>
    </style:style>
    <style:style style:name="T173" style:family="text">
      <style:text-properties style:font-name="DejaVu Sans" officeooo:rsid="0231322e"/>
    </style:style>
    <style:style style:name="T174" style:family="text">
      <style:text-properties style:font-name="DejaVu Sans" officeooo:rsid="023e1047"/>
    </style:style>
    <style:style style:name="T175" style:family="text">
      <style:text-properties style:font-name="DejaVu Sans" fo:font-weight="bold" officeooo:rsid="02184275" style:font-weight-asian="bold" style:font-weight-complex="bold"/>
    </style:style>
    <style:style style:name="T176" style:family="text">
      <style:text-properties officeooo:rsid="02a98c43"/>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39570323387280809" text:style-name="L1">
        <text:list-item>
          <text:p text:style-name="P56"><text:span text:style-name="T168">Security Checklist:</text:span><text:span text:style-name="T170"> Authentication system, User data and Authorization, App, Security Headers and Configurations, Sanitization of Input, Sanitization of Output, Operations, People,</text:span></text:p>
        </text:list-item>
        <text:list-item>
          <text:p text:style-name="P36"><text:span text:style-name="T116">Authentication system</text:span><text:span text:style-name="T117"> - </text:span><text:span text:style-name="T83">Signup/Signin/2 Factor/Password reset – HTTPS, </text:span><text:span text:style-name="Source_20_Text"><text:span text:style-name="T83">Bcrypt, logout, reset password, </text:span></text:span><text:span text:style-name="Source_20_Text"><text:span text:style-name="T118">state parameter in oauth2, no open redirects,</text:span></text:span><text:span text:style-name="Source_20_Text"><text:span text:style-name="T119"> httponly cookies, limited attempts, expiration time and expiration of reset password toke</text:span></text:span><text:span text:style-name="Source_20_Text"><text:span text:style-name="T120">n</text:span></text:span><text:span text:style-name="Source_20_Text"><text:span text:style-name="T119">,</text:span></text:span><text:span text:style-name="Source_20_Text"><text:span text:style-name="T118"> </text:span></text:span><text:span text:style-name="Source_20_Text"><text:span text:style-name="T83">sanitiz</text:span></text:span><text:span text:style-name="Source_20_Text"><text:span text:style-name="T121">ation</text:span></text:span><text:span text:style-name="Source_20_Text"><text:span text:style-name="T83"> </text:span></text:span><text:span text:style-name="Source_20_Text"><text:span text:style-name="T122">of</text:span></text:span><text:span text:style-name="Source_20_Text"><text:span text:style-name="T83"> javascrip</text:span></text:span><text:span text:style-name="Source_20_Text"><text:span text:style-name="T119">t</text:span></text:span><text:span text:style-name="Source_20_Text"><text:span text:style-name="T83">, data, CRLF characters, </text:span></text:span><text:span text:style-name="Source_20_Text"><text:span text:style-name="T119">etc.,</text:span></text:span></text:p>
        </text:list-item>
        <text:list-item>
          <text:p text:style-name="P58"><text:span text:style-name="T168">User data and Authorization</text:span><text:span text:style-name="T170"> – everytime authorization, avoid serially iterable resource id, verification email for account changes, use uuid for ids, sanitize file name of file being upload to S3 and post-process using lambda,</text:span></text:p>
        </text:list-item>
        <text:list-item>
          <text:p text:style-name="P56"><text:span text:style-name="T168">App</text:span><text:span text:style-name="T170"> – server to server, granted permissions should carefully evaluated, no sensitive information in keychain access, certificate pinning,</text:span></text:p>
        </text:list-item>
        <text:list-item>
          <text:p text:style-name="P59"><text:span text:style-name="T168">Security Headers and Configurations</text:span><text:span text:style-name="T170"> – SRI, add CSP, CSRF, HSTS, X-Frame-Options, [double X double S protection] </text:span><text:span text:style-name="T14">X-XSS protection</text:span><text:span text:style-name="T170"> </text:span><text:span text:style-name="T169">he</text:span><text:span text:style-name="T168">aders</text:span><text:span text:style-name="T170">, update HSTS Preload list, update DNS to add SPF record,</text:span></text:p>
        </text:list-item>
        <text:list-item>
          <text:p text:style-name="P57"><text:span text:style-name="T168">SANITIZATION OF INPUT</text:span><text:span text:style-name="T170"> - to prevent XSS, if take some sort of URLs to prevent SSRF, <text:s/>if using it directly for functionalities like CSV import, <text:s/>for special cases like robots.txt as profile names in case you are using a url pattern like coolcorp.io/username, always use parameterized queries to prevent SQL Injection.</text:span></text:p>
        </text:list-item>
        <text:list-item>
          <text:p text:style-name="P57"><text:span text:style-name="T168">SANITIZATION OF OUTPUT</text:span><text:span text:style-name="T170"> – output can be sanitized to have a check on the data being sent out. Even if some bug is introduced in the system somehow, sensitive unwanted information won’t be sent out if we have such a check in our system.</text:span></text:p>
        </text:list-item>
        <text:list-item>
          <text:p text:style-name="P57"><text:span text:style-name="T168">OPERATIONS</text:span><text:span text:style-name="T170"> - AWS elasticbeanstalk or PaaS, decent provisioning script to create VMs in the cloud, check unwanted publicly open ports, check for no default passwords for databases, use SSH to access your machines; do not setup a password, install updates timely, use TLS 1.2 for HTTPS, do not leave the DEBUG mode on, use a hosting service that has DDOS mitigation, infrastructure monitoring using softwares like New Relic, encrypt data of S3 and volumes of EC2,</text:span></text:p>
        </text:list-item>
        <text:list-item>
          <text:p text:style-name="P57"><text:span text:style-name="T168">PEOPLE</text:span><text:span text:style-name="T170"> - code review, limit access to your user databases, email and page for security researchers to report vulnerabilities, be polite to bug reporters, In case of a hack or data breach check data access logs and ask people to change passwords, might require an audit by external agencies, set up Netflix's Scumblr,</text:span></text:p>
        </text:list-item>
        <text:list-item>
          <text:p text:style-name="P35"><text:span text:style-name="Strong_20_Emphasis"><text:span text:style-name="T137">Approach for System Design Problems:</text:span></text:span><text:span text:style-name="Strong_20_Emphasis"><text:span text:style-name="T153"> s&amp;u, g&amp;r, workflow, nob, </text:span></text:span><text:span text:style-name="Strong_20_Emphasis"><text:span text:style-name="T137">tou, sdc, ui, api,</text:span></text:span><text:span text:style-name="Strong_20_Emphasis"><text:span text:style-name="T153"> cec, dd, algorithm, </text:span></text:span><text:span text:style-name="Strong_20_Emphasis"><text:span text:style-name="T154">technology stack, </text:span></text:span><text:span text:style-name="Strong_20_Emphasis"><text:span text:style-name="T137">bsd, dcd, concurrency, dp,</text:span></text:span><text:span text:style-name="Strong_20_Emphasis"><text:span text:style-name="T153"> cp, dr, da, cache, </text:span></text:span><text:span text:style-name="Strong_20_Emphasis"><text:span text:style-name="T137">ft, lb, purging, dd,</text:span></text:span><text:span text:style-name="Strong_20_Emphasis"><text:span text:style-name="T153"> </text:span></text:span><text:span text:style-name="Strong_20_Emphasis"><text:span text:style-name="T154">security, </text:span></text:span><text:span text:style-name="Strong_20_Emphasis"><text:span text:style-name="T153">optimization, personalization, </text:span></text:span><text:span text:style-name="Strong_20_Emphasis"><text:span text:style-name="T155">deployment,</text:span></text:span><text:span text:style-name="Strong_20_Emphasis"><text:span text:style-name="T153"> </text:span></text:span><text:span text:style-name="Strong_20_Emphasis"><text:span text:style-name="T137">analytics, advanced issues, monitoring, follow up,</text:span></text:span></text:p>
        </text:list-item>
        <text:list-item>
          <text:p text:style-name="P26"><text:a xlink:type="simple" xlink:href="http://www.mytechinterviews.com/red-green-and-yellow-balls" text:style-name="Internet_20_link" text:visited-style-name="Visited_20_Internet_20_Link"><text:span text:style-name="Strong_20_Emphasis"><text:span text:style-name="T135">Red-green-and-yellow-ball</text:span></text:span></text:a><text:a xlink:type="simple" xlink:href="http://www.mytechinterviews.com/red-green-and-yellow-balls" text:style-name="Internet_20_link" text:visited-style-name="Visited_20_Internet_20_Link"><text:span text:style-name="Strong_20_Emphasis"><text:span text:style-name="T136">s </text:span></text:span></text:a><text:span text:style-name="T136">problem</text:span><text:span text:style-name="Strong_20_Emphasis"><text:span text:style-name="T136">: G1, Y1 <text:s text:c="3"/>=== <text:s text:c="3"/>G2, Y2</text:span></text:span></text:p>
        </text:list-item>
        <text:list-item>
          <text:p text:style-name="P27"><text:span text:style-name="Source_20_Text"><text:span text:style-name="T158">12 Identical balls problem: 1, 2, 5 <text:s text:c="3"/>=== <text:s text:c="4"/>3, 6, 9</text:span></text:span></text:p>
        </text:list-item>
        <text:list-item>
          <text:p text:style-name="P28"><text:span text:style-name="Source_20_Text"><text:span text:style-name="T156">RP</text:span></text:span><text:span text:style-name="Source_20_Text"><text:span text:style-name="T157">C: </text:span></text:span></text:p>
          <text:list>
            <text:list-item>
              <text:p text:style-name="P29"><text:span text:style-name="Source_20_Text"><text:span text:style-name="T159">Remote calls are usually slower and less reliable than local calls so it is helpful to distinguish RPC calls from local calls.</text:span></text:span></text:p>
            </text:list-item>
            <text:list-item>
              <text:p text:style-name="P29"><text:soft-page-break/><text:span text:style-name="Source_20_Text"><text:span text:style-name="T115">In an RPC, a client causes a procedure to execute on a different address space, usually a remote server.</text:span></text:span></text:p>
            </text:list-item>
            <text:list-item>
              <text:p text:style-name="P29"><text:span text:style-name="Source_20_Text"><text:span text:style-name="T115">The procedure is coded as if it were a local procedure call, abstracting away the details of how to communicate with the server from the client program.</text:span></text:span></text:p>
            </text:list-item>
            <text:list-item>
              <text:p text:style-name="P29"><text:span text:style-name="Source_20_Text"><text:span text:style-name="T115">Popular RPC frameworks include </text:span></text:span><text:a xlink:type="simple" xlink:href="https://developers.google.com/protocol-buffers/" text:style-name="Internet_20_link" text:visited-style-name="Visited_20_Internet_20_Link"><text:span text:style-name="Source_20_Text">Protobuf</text:span></text:a><text:span text:style-name="Source_20_Text"><text:span text:style-name="T115">, </text:span></text:span><text:a xlink:type="simple" xlink:href="https://thrift.apache.org/" text:style-name="Internet_20_link" text:visited-style-name="Visited_20_Internet_20_Link"><text:span text:style-name="Source_20_Text">Thrift</text:span></text:a><text:span text:style-name="Source_20_Text"><text:span text:style-name="T115">, and </text:span></text:span><text:a xlink:type="simple" xlink:href="https://avro.apache.org/docs/current/" text:style-name="Internet_20_link" text:visited-style-name="Visited_20_Internet_20_Link"><text:span text:style-name="Source_20_Text">Avro</text:span></text:a><text:span text:style-name="Source_20_Text"><text:span text:style-name="T115">.</text:span></text:span></text:p>
            </text:list-item>
          </text:list>
        </text:list-item>
        <text:list-item>
          <text:p text:style-name="P37"><text:span text:style-name="Source_20_Text"><text:span text:style-name="T114">REST: </text:span></text:span><text:span text:style-name="Source_20_Text"><text:span text:style-name="T98">Representational State Transfer or </text:span></text:span><text:span text:style-name="Source_20_Text"><text:span text:style-name="T95">REST is an architectural style enforcing a client/server model where the client acts on a set of resources managed by the server. The server provides a representation of resources and actions that can either manipulate or get a new representation of resources. All communication must be stateless and cacheable.</text:span></text:span></text:p>
        </text:list-item>
        <text:list-item>
          <text:p text:style-name="P38"><text:span text:style-name="Source_20_Text"><text:span text:style-name="T111">Reasons for SQL: </text:span></text:span><text:span text:style-name="Source_20_Text"><text:span text:style-name="T95">Structured data, Strict schema, Relational data, Need for complex joins, Transactions, </text:span></text:span><text:span text:style-name="Source_20_Text"><text:span text:style-name="T99">fast lookup by index,</text:span></text:span><text:span text:style-name="Source_20_Text"><text:span text:style-name="T95"> Clear patterns for scaling, More established: developers, community, code, tools, etc.,</text:span></text:span></text:p>
        </text:list-item>
        <text:list-item>
          <text:p text:style-name="P39"><text:span text:style-name="Source_20_Text"><text:span text:style-name="T112">Reasons for NoSQL: </text:span></text:span><text:span text:style-name="Source_20_Text"><text:span text:style-name="T96">Semi-structured data, Dynamic or flexible schema, Non-relational data, No need for complex joins, Store many TB (or PB) of data, Very data intensive workload, Very high throughput for IOPS,</text:span></text:span></text:p>
        </text:list-item>
        <text:list-item>
          <text:p text:style-name="P40"><text:span text:style-name="Source_20_Text"><text:span text:style-name="T113">Sample data well-suited for NoSQL: </text:span></text:span><text:span text:style-name="Source_20_Text"><text:span text:style-name="T97">Rapid ingest of clickstream and log data, Leaderboard or scoring data, Temporary data such as a shopping cart, Frequently accessed ('hot') tables, Metadata/lookup tables,</text:span></text:span></text:p>
        </text:list-item>
        <text:list-item>
          <text:p text:style-name="P40"><text:span text:style-name="Source_20_Text"><text:span text:style-name="T102">T</text:span></text:span><text:span text:style-name="Source_20_Text"><text:span text:style-name="T101">echniques to scale a relational database: </text:span></text:span><text:span text:style-name="Strong_20_Emphasis"><text:span text:style-name="T100">federation</text:span></text:span><text:span text:style-name="Source_20_Text"><text:span text:style-name="T87">, </text:span></text:span><text:span text:style-name="Strong_20_Emphasis"><text:span text:style-name="T100">sharding</text:span></text:span><text:span text:style-name="Source_20_Text"><text:span text:style-name="T87">, </text:span></text:span><text:span text:style-name="Strong_20_Emphasis"><text:span text:style-name="T100">denormalization</text:span></text:span><text:span text:style-name="Source_20_Text"><text:span text:style-name="T87">, </text:span></text:span><text:span text:style-name="Strong_20_Emphasis"><text:span text:style-name="T100">SQL tuning, </text:span></text:span><text:span text:style-name="Source_20_Text"><text:span text:style-name="Strong_20_Emphasis"><text:span text:style-name="T100">master-master replication, </text:span></text:span></text:span><text:span text:style-name="Strong_20_Emphasis"><text:span text:style-name="T100">master-slave replication</text:span></text:span><text:span text:style-name="Source_20_Text"><text:span text:style-name="T87">.</text:span></text:span></text:p>
        </text:list-item>
        <text:list-item>
          <text:p text:style-name="P41"><text:span text:style-name="Source_20_Text"><text:span text:style-name="T103">SQL tuning: </text:span></text:span><text:span text:style-name="Source_20_Text"><text:span text:style-name="T88">use good indices, tighten up the schema, avoid expensive joins, partition tables, tune the query cache, benchmarking and profiling, database performance tuning,</text:span></text:span></text:p>
        </text:list-item>
        <text:list-item>
          <text:p text:style-name="P41"><text:span text:style-name="Source_20_Text"><text:span text:style-name="T101">Use good indices:</text:span></text:span></text:p>
          <text:list>
            <text:list-item>
              <text:p text:style-name="P42"><text:span text:style-name="Source_20_Text"><text:span text:style-name="T91">Columns that you are querying (SELECT, GROUP BY, ORDER BY, JOIN) could be faster with indices,</text:span></text:span></text:p>
            </text:list-item>
            <text:list-item>
              <text:p text:style-name="P42"><text:span text:style-name="Source_20_Text"><text:span text:style-name="T91">When loading large amounts of data, it might be faster to disable indices, load the data, then rebuild the indices.</text:span></text:span></text:p>
            </text:list-item>
          </text:list>
        </text:list-item>
        <text:list-item>
          <text:p text:style-name="P43"><text:span text:style-name="Source_20_Text"><text:span text:style-name="T108">Tighten up the schema:</text:span></text:span></text:p>
          <text:list>
            <text:list-item>
              <text:p text:style-name="P43"><text:span text:style-name="Source_20_Text"><text:span text:style-name="T92">Use CHAR instead of VARCHAR for fixed-length fields,</text:span></text:span></text:p>
            </text:list-item>
            <text:list-item>
              <text:p text:style-name="P43"><text:span text:style-name="Source_20_Text"><text:span text:style-name="T92">Use TEXT for large blocks of text such as blog posts,</text:span></text:span></text:p>
            </text:list-item>
            <text:list-item>
              <text:p text:style-name="P43"><text:span text:style-name="Source_20_Text"><text:span text:style-name="T92">Avoid storing large BLOBS, store the location of where to get the object instead,</text:span></text:span></text:p>
            </text:list-item>
            <text:list-item>
              <text:p text:style-name="P43"><text:span text:style-name="Source_20_Text"><text:span text:style-name="T92">Set the NOT NULL constraint where applicable to improve search performance,</text:span></text:span></text:p>
            </text:list-item>
          </text:list>
        </text:list-item>
        <text:list-item>
          <text:p text:style-name="P43"><text:span text:style-name="Source_20_Text"><text:span text:style-name="T108">Avoid expensive joins: </text:span></text:span><text:span text:style-name="Source_20_Text"><text:span text:style-name="T92">Denormalize where performance demands it.</text:span></text:span></text:p>
        </text:list-item>
        <text:list-item>
          <text:p text:style-name="P44"><text:span text:style-name="Source_20_Text"><text:span text:style-name="T109">Partition tables: </text:span></text:span><text:span text:style-name="Source_20_Text"><text:span text:style-name="T93">Break up a table by putting hot spots in a separate table to help keep it in memory.</text:span></text:span></text:p>
        </text:list-item>
        <text:list-item>
          <text:p text:style-name="P45"><text:span text:style-name="Source_20_Text"><text:span text:style-name="T110">Tune the query cache:</text:span></text:span><text:span text:style-name="Source_20_Text"><text:span text:style-name="T94"> In some cases, the query cache could lead to performance issues.</text:span></text:span></text:p>
        </text:list-item>
        <text:list-item>
          <text:p text:style-name="P46"><text:span text:style-name="Source_20_Text"><text:span text:style-name="T104">Things to do for query optimization: </text:span></text:span><text:span text:style-name="Source_20_Text"><text:span text:style-name="T89">Table Design Generalities, Optimizing queries for speed,</text:span></text:span></text:p>
        </text:list-item>
        <text:list-item>
          <text:p text:style-name="P46"><text:span text:style-name="Source_20_Text"><text:span text:style-name="T105">Table Design Generalities:</text:span></text:span></text:p>
          <text:list>
            <text:list-item>
              <text:p text:style-name="P55">Put changing data in separate table,</text:p>
            </text:list-item>
            <text:list-item>
              <text:p text:style-name="P55">primary use of table,</text:p>
            </text:list-item>
            <text:list-item>
              <text:p text:style-name="P55"><text:soft-page-break/>Data Types of the column,</text:p>
            </text:list-item>
            <text:list-item>
              <text:p text:style-name="P55">indexing on the basis of frequently used queries,</text:p>
            </text:list-item>
            <text:list-item>
              <text:p text:style-name="P55">use Explain to Find Points to Index in Queries,</text:p>
            </text:list-item>
            <text:list-item>
              <text:p text:style-name="P55">Use of indices for join</text:p>
            </text:list-item>
          </text:list>
        </text:list-item>
        <text:list-item>
          <text:p text:style-name="P46"><text:span text:style-name="Source_20_Text"><text:span text:style-name="T106">Optimizing queries for speed:</text:span></text:span></text:p>
          <text:list>
            <text:list-item>
              <text:p text:style-name="P55">Try to use limit wherever possible,</text:p>
            </text:list-item>
            <text:list-item>
              <text:p text:style-name="P55">Try to use “union” instead of “or” when the component parts are testing different fields,</text:p>
            </text:list-item>
          </text:list>
        </text:list-item>
        <text:list-item>
          <text:p text:style-name="P46"><text:span text:style-name="Source_20_Text"><text:span text:style-name="T107">Important settings for mysql performance tuning: </text:span></text:span><text:span text:style-name="Source_20_Text"><text:span text:style-name="T90">innodb_buffer_pool_size, innodb_log_file_size, max_connections, query_cache_size, log_bin, skip_name_resolve, innodb_file_per_table, innodb_flush_log_at_trx_commit, innodb_flush_method, innodb_log_buffer_size,</text:span></text:span></text:p>
        </text:list-item>
        <text:list-item>
          <text:p text:style-name="P46"><text:span text:style-name="Source_20_Text"><text:span text:style-name="T101">Important high-level trade-offs:</text:span></text:span><text:span text:style-name="Source_20_Text"><text:span text:style-name="T87"> </text:span></text:span><text:span text:style-name="Strong_20_Emphasis"><text:span text:style-name="T100">Performance</text:span></text:span><text:span text:style-name="Source_20_Text"><text:span text:style-name="T87"> vs </text:span></text:span><text:span text:style-name="Strong_20_Emphasis"><text:span text:style-name="T100">scalability, Latency</text:span></text:span><text:span text:style-name="Source_20_Text"><text:span text:style-name="T87"> vs </text:span></text:span><text:span text:style-name="Strong_20_Emphasis"><text:span text:style-name="T100">throughput, Availability</text:span></text:span><text:span text:style-name="Source_20_Text"><text:span text:style-name="T87"> vs </text:span></text:span><text:span text:style-name="Strong_20_Emphasis"><text:span text:style-name="T100">consistency.</text:span></text:span></text:p>
        </text:list-item>
        <text:list-item>
          <text:p text:style-name="P47"><text:span text:style-name="Strong_20_Emphasis"><text:span text:style-name="T35">OSI Model: PDNTSPA, TCI/IP Model: NITA</text:span></text:span></text:p>
        </text:list-item>
        <text:list-item>
          <text:p text:style-name="P48"><text:span text:style-name="Strong_20_Emphasis"><text:span text:style-name="T34">Microservices or Microservice architecture </text:span></text:span><text:span text:style-name="Strong_20_Emphasis"><text:span text:style-name="T71">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49"><text:span text:style-name="Strong_20_Emphasis"><text:span text:style-name="T34">Advantages of microservice architecture: </text:span></text:span><text:span text:style-name="Strong_20_Emphasis"><text:span text:style-name="T71">make on-boarding easier, reduce risk, increase autonomy of teams, flexible data storage, enable polyglot programming, flexibility and scalability, fault tolerance and fault isolation, simplify security monitoring, increase speed of deployment, can be spread, more suitable for containerization,</text:span></text:span></text:p>
        </text:list-item>
        <text:list-item>
          <text:p text:style-name="P50"><text:span text:style-name="Strong_20_Emphasis"><text:span text:style-name="T34">Disadvantages of microservice architecture: </text:span></text:span><text:span text:style-name="Strong_20_Emphasis"><text:span text:style-name="T71">complexity of overall application, distributed and heterogenic, requires cultural changes, more expensive, pose security challenges,</text:span></text:span></text:p>
        </text:list-item>
        <text:list-item>
          <text:p text:style-name="P51"><text:span text:style-name="Strong_20_Emphasis"><text:span text:style-name="T84">Benefits of distributed applications: </text:span></text:span><text:span text:style-name="Strong_20_Emphasis"><text:span text:style-name="T86">Reliability, Scalability, Transparency,</text:span></text:span></text:p>
        </text:list-item>
        <text:list-item>
          <text:p text:style-name="P51"><text:span text:style-name="Strong_20_Emphasis"><text:span text:style-name="T85">Challenges of distributed applications: </text:span></text:span><text:span text:style-name="Strong_20_Emphasis"><text:span text:style-name="T86">Race Condition, Deadlock, Inconsistency,</text:span></text:span></text:p>
        </text:list-item>
        <text:list-item>
          <text:p text:style-name="P52"><text:span text:style-name="Strong_20_Emphasis"><text:span text:style-name="T29">Questions which could be asked from the interviewer: </text:span></text:span><text:span text:style-name="Strong_20_Emphasis"><text:span text:style-name="T47">headed, competitors, opportunities, challenges, </text:span></text:span><text:span text:style-name="Strong_20_Emphasis"><text:span text:style-name="T48">best, next step, </text:span></text:span><text:span text:style-name="Strong_20_Emphasis"><text:span text:style-name="T49">career path, qualities, culture, day-to-day responsibilities, </text:span></text:span><text:span text:style-name="Strong_20_Emphasis"><text:span text:style-name="T47">revenue model, investors, </text:span></text:span><text:span text:style-name="Strong_20_Emphasis"><text:span text:style-name="T68">area of span,</text:span></text:span></text:p>
        </text:list-item>
        <text:list-item>
          <text:p text:style-name="P53"><text:span text:style-name="Strong_20_Emphasis"><text:span text:style-name="T30">Best practices or guidelines for unit tests: </text:span></text:span><text:span text:style-name="Strong_20_Emphasis"><text:span text:style-name="T50">unit level, boundary cases, randomly generated parameters, each features once, negative test, design code with testing in mind, test for every bug you find, fully automated </text:span></text:span><text:span text:style-name="Strong_20_Emphasis"><text:span text:style-name="T67">&amp;</text:span></text:span><text:span text:style-name="Strong_20_Emphasis"><text:span text:style-name="T50"> non-interactive, code coverage tools, fix failing tests immediately,</text:span></text:span></text:p>
        </text:list-item>
        <text:list-item>
          <text:p text:style-name="P53"><text:span text:style-name="Strong_20_Emphasis"><text:span text:style-name="T31">API Guidelines:</text:span></text:span><text:span text:style-name="Strong_20_Emphasis"><text:span text:style-name="T51"> </text:span></text:span><text:span text:style-name="Strong_20_Emphasis"><text:span text:style-name="T52">through APIs only, no DB calls between services, </text:span></text:span><text:span text:style-name="Strong_20_Emphasis"><text:span text:style-name="T53">REST API naming conventions, https, auth, </text:span></text:span><text:span text:style-name="Strong_20_Emphasis"><text:span text:style-name="T54">data validation, caching, timeouts, </text:span></text:span><text:span text:style-name="Strong_20_Emphasis"><text:span text:style-name="T55">success &amp; responseCode, </text:span></text:span><text:span text:style-name="Strong_20_Emphasis"><text:span text:style-name="T56">proper error &amp; success message, </text:span></text:span><text:span text:style-name="Strong_20_Emphasis"><text:span text:style-name="T57">proper http code,</text:span></text:span></text:p>
        </text:list-item>
        <text:list-item>
          <text:p text:style-name="P53"><text:span text:style-name="Strong_20_Emphasis"><text:span text:style-name="T32">REST API naming conventions:</text:span></text:span><text:span text:style-name="Strong_20_Emphasis"><text:span text:style-name="T58"> </text:span></text:span><text:span text:style-name="Strong_20_Emphasis"><text:span text:style-name="T59">noun, plural, named parameters, paginated with limit and offset, max </text:span></text:span><text:span text:style-name="Strong_20_Emphasis"><text:span text:style-name="T66">&amp;</text:span></text:span><text:span text:style-name="Strong_20_Emphasis"><text:span text:style-name="T59"> default page size, </text:span></text:span><text:span text:style-name="Strong_20_Emphasis"><text:span text:style-name="T60">query parameters for advanced filtering &amp; sorting, </text:span></text:span><text:span text:style-name="Strong_20_Emphasis"><text:span text:style-name="T61">JSON but XML also if required, </text:span></text:span><text:span text:style-name="Strong_20_Emphasis"><text:span text:style-name="T62">examples of GET list, GET, POST, PUT and delete,</text:span></text:span></text:p>
        </text:list-item>
        <text:list-item>
          <text:p text:style-name="P53"><text:soft-page-break/><text:span text:style-name="Strong_20_Emphasis"><text:span text:style-name="T33">HTTP Code categories:</text:span></text:span><text:span text:style-name="Strong_20_Emphasis"><text:span text:style-name="T63"> </text:span></text:span><text:span text:style-name="Strong_20_Emphasis"><text:span text:style-name="T64">Informational, </text:span></text:span><text:span text:style-name="Strong_20_Emphasis"><text:span text:style-name="T65">Success, Redirection</text:span></text:span><text:span text:style-name="Strong_20_Emphasis"><text:span text:style-name="T69">al</text:span></text:span><text:span text:style-name="Strong_20_Emphasis"><text:span text:style-name="T65">, Client-error, Server-error,</text:span></text:span></text:p>
        </text:list-item>
        <text:list-item>
          <text:p text:style-name="P30"><text:span text:style-name="Strong_20_Emphasis"><text:span text:style-name="T130">Agile: </text:span></text:span><text:span text:style-name="Strong_20_Emphasis"><text:span text:style-name="T132">Agile</text:span></text:span><text:span text:style-name="Strong_20_Emphasis"><text:span text:style-name="T130"> project management is an iterative development methodology that values human communication and feedback, adapt to changes, and produc</text:span></text:span><text:span text:style-name="Strong_20_Emphasis"><text:span text:style-name="T133">e</text:span></text:span><text:span text:style-name="Strong_20_Emphasis"><text:span text:style-name="T130"> working results.</text:span></text:span></text:p>
        </text:list-item>
        <text:list-item>
          <text:p text:style-name="P31"><text:span text:style-name="Strong_20_Emphasis"><text:span text:style-name="T131">Types of meetings in scrum:</text:span></text:span><text:span text:style-name="Strong_20_Emphasis"><text:span text:style-name="T149"> </text:span></text:span><text:span text:style-name="Strong_20_Emphasis"><text:span text:style-name="T150">Sprint planning, Daily standup, Backlog grooming, Sprint review, Sprint Retrospective,</text:span></text:span></text:p>
        </text:list-item>
        <text:list-item>
          <text:p text:style-name="P32"><text:span text:style-name="Strong_20_Emphasis"><text:span text:style-name="T134">UI, technology stack, deployment, security,</text:span></text:span></text:p>
        </text:list-item>
        <text:list-item>
          <text:p text:style-name="P33"><text:span text:style-name="Strong_20_Emphasis"><text:span text:style-name="T137">Approach for System Design Problems:</text:span></text:span><text:span text:style-name="Strong_20_Emphasis"><text:span text:style-name="T153"> s&amp;u, g&amp;r, workflow, nob, </text:span></text:span><text:span text:style-name="Strong_20_Emphasis"><text:span text:style-name="T137">tou, sdc, ui, api,</text:span></text:span><text:span text:style-name="Strong_20_Emphasis"><text:span text:style-name="T153"> cec, dd, algorithm, </text:span></text:span><text:span text:style-name="Strong_20_Emphasis"><text:span text:style-name="T154">technology stack, </text:span></text:span><text:span text:style-name="Strong_20_Emphasis"><text:span text:style-name="T137">bsd, dcd, concurrency, dp,</text:span></text:span><text:span text:style-name="Strong_20_Emphasis"><text:span text:style-name="T153"> cp, dr, da, cache, </text:span></text:span><text:span text:style-name="Strong_20_Emphasis"><text:span text:style-name="T137">ft, lb, purging, dd,</text:span></text:span><text:span text:style-name="Strong_20_Emphasis"><text:span text:style-name="T153"> </text:span></text:span><text:span text:style-name="Strong_20_Emphasis"><text:span text:style-name="T154">security, </text:span></text:span><text:span text:style-name="Strong_20_Emphasis"><text:span text:style-name="T153">optimization, personalization, </text:span></text:span><text:span text:style-name="Strong_20_Emphasis"><text:span text:style-name="T155">deployment,</text:span></text:span><text:span text:style-name="Strong_20_Emphasis"><text:span text:style-name="T153"> </text:span></text:span><text:span text:style-name="Strong_20_Emphasis"><text:span text:style-name="T137">analytics, advanced issues, monitoring, follow up,</text:span></text:span></text:p>
        </text:list-item>
        <text:list-item>
          <text:p text:style-name="P33"><text:span text:style-name="Strong_20_Emphasis"><text:span text:style-name="T126">Wh</text:span></text:span><text:span text:style-name="Strong_20_Emphasis"><text:span text:style-name="T127">at</text:span></text:span><text:span text:style-name="Strong_20_Emphasis"><text:span text:style-name="T126"> </text:span></text:span><text:span text:style-name="Strong_20_Emphasis"><text:span text:style-name="T128">are the roles and respo</text:span></text:span><text:span text:style-name="Strong_20_Emphasis"><text:span text:style-name="T129">n</text:span></text:span><text:span text:style-name="Strong_20_Emphasis"><text:span text:style-name="T128">sibilities of a tech lead?</text:span></text:span></text:p>
          <text:list>
            <text:list-item>
              <text:p text:style-name="P31"><text:span text:style-name="Strong_20_Emphasis"><text:span text:style-name="T139">to understand project </text:span></text:span><text:span text:style-name="Strong_20_Emphasis"><text:span text:style-name="T140">or</text:span></text:span><text:span text:style-name="Strong_20_Emphasis"><text:span text:style-name="T139"> product requirements</text:span></text:span></text:p>
            </text:list-item>
            <text:list-item>
              <text:p text:style-name="P31"><text:span text:style-name="Strong_20_Emphasis"><text:span text:style-name="T139">to work closely with </text:span></text:span><text:span text:style-name="Strong_20_Emphasis"><text:span text:style-name="T141">own </text:span></text:span><text:span text:style-name="Strong_20_Emphasis"><text:span text:style-name="T139">engineering team &amp; </text:span></text:span><text:span text:style-name="Strong_20_Emphasis"><text:span text:style-name="T142">other</text:span></text:span><text:span text:style-name="Strong_20_Emphasis"><text:span text:style-name="T139"> stakeholders</text:span></text:span></text:p>
            </text:list-item>
            <text:list-item>
              <text:p text:style-name="P31"><text:span text:style-name="Strong_20_Emphasis"><text:span text:style-name="T139">to define and shape product road map and specifications and to come up with the best solution.</text:span></text:span></text:p>
            </text:list-item>
            <text:list-item>
              <text:p text:style-name="P31"><text:span text:style-name="Strong_20_Emphasis"><text:span text:style-name="T139">to be very hands on in software development (coding) </text:span></text:span><text:span text:style-name="Strong_20_Emphasis"><text:span text:style-name="T143">and to</text:span></text:span><text:span text:style-name="Strong_20_Emphasis"><text:span text:style-name="T139"> be a role model for the team.</text:span></text:span></text:p>
            </text:list-item>
            <text:list-item>
              <text:p text:style-name="P31"><text:span text:style-name="Strong_20_Emphasis"><text:span text:style-name="T139">to design, develop, test, implement and maintain the system that powers complex business operations according to the development standards, best practice</text:span></text:span><text:span text:style-name="Strong_20_Emphasis"><text:span text:style-name="T144">s</text:span></text:span><text:span text:style-name="Strong_20_Emphasis"><text:span text:style-name="T139"> and methodologies.</text:span></text:span></text:p>
            </text:list-item>
            <text:list-item>
              <text:p text:style-name="P31"><text:span text:style-name="Strong_20_Emphasis"><text:span text:style-name="T139">to manage project </text:span></text:span><text:span text:style-name="Strong_20_Emphasis"><text:span text:style-name="T145">or </text:span></text:span><text:span text:style-name="Strong_20_Emphasis"><text:span text:style-name="T139">development schedule and its execution </text:span></text:span><text:span text:style-name="Strong_20_Emphasis"><text:span text:style-name="T146">and</text:span></text:span><text:span text:style-name="Strong_20_Emphasis"><text:span text:style-name="T139"> to deliver high quality software on time.</text:span></text:span></text:p>
            </text:list-item>
            <text:list-item>
              <text:p text:style-name="P31"><text:span text:style-name="Strong_20_Emphasis"><text:span text:style-name="T139">to maintain ownership and responsibility of delivered system </text:span></text:span><text:span text:style-name="Strong_20_Emphasis"><text:span text:style-name="T147">and</text:span></text:span><text:span text:style-name="Strong_20_Emphasis"><text:span text:style-name="T139"> </text:span></text:span><text:span text:style-name="Strong_20_Emphasis"><text:span text:style-name="T148">post production support to ensure the effective usage.</text:span></text:span></text:p>
            </text:list-item>
            <text:list-item>
              <text:p text:style-name="P31"><text:span text:style-name="Strong_20_Emphasis"><text:span text:style-name="T139">to drive the adoption of engineering best practices throughout the whole team.</text:span></text:span></text:p>
            </text:list-item>
            <text:list-item>
              <text:p text:style-name="P31"><text:span text:style-name="Strong_20_Emphasis"><text:span text:style-name="T139">to ensure the continuous growth of team’s skills, capacity and capability.</text:span></text:span></text:p>
            </text:list-item>
            <text:list-item>
              <text:p text:style-name="P34"><text:span text:style-name="Strong_20_Emphasis"><text:span text:style-name="T151">I </text:span></text:span><text:span text:style-name="Strong_20_Emphasis"><text:span text:style-name="T152">have also contributed to define, formulate and fulfill engineering staffing plan and interviewed candidates for various positions such as senior software engineer, tech lead, software architect and director of engineering</text:span></text:span><text:span text:style-name="Strong_20_Emphasis"><text:span text:style-name="T139">.</text:span></text:span></text:p>
            </text:list-item>
          </text:list>
        </text:list-item>
        <text:list-item>
          <text:p text:style-name="P31"><text:span text:style-name="Strong_20_Emphasis"><text:span text:style-name="T72">Important </text:span></text:span><text:span text:style-name="Strong_20_Emphasis"><text:span text:style-name="T73">Q</text:span></text:span><text:span text:style-name="Strong_20_Emphasis"><text:span text:style-name="T74">ualit</text:span></text:span><text:span text:style-name="Strong_20_Emphasis"><text:span text:style-name="T72">ies</text:span></text:span><text:span text:style-name="Strong_20_Emphasis"><text:span text:style-name="T74"> of an engineering manager </text:span></text:span><text:span text:style-name="Strong_20_Emphasis"><text:span text:style-name="T75">or how do you maintain your chemistry with the team</text:span></text:span><text:span text:style-name="Strong_20_Emphasis"><text:span text:style-name="T74">: </text:span></text:span><text:span text:style-name="Strong_20_Emphasis"><text:span text:style-name="T76">Respect, Technical ability, Support for innovation, Shared control, </text:span></text:span><text:span text:style-name="Strong_20_Emphasis"><text:span text:style-name="T77">Feedback and discussions,</text:span></text:span></text:p>
        </text:list-item>
        <text:list-item>
          <text:p text:style-name="P54"><text:span text:style-name="Strong_20_Emphasis"><text:span text:style-name="T23">Java coding </text:span></text:span><text:span text:style-name="Strong_20_Emphasis"><text:span text:style-name="T24">best</text:span></text:span><text:span text:style-name="Strong_20_Emphasis"><text:span text:style-name="T23"> practice </text:span></text:span><text:span text:style-name="Strong_20_Emphasis"><text:span text:style-name="T25">guidelines</text:span></text:span><text:span text:style-name="Strong_20_Emphasis"><text:span text:style-name="T23">: </text:span></text:span><text:span text:style-name="Strong_20_Emphasis"><text:span text:style-name="T36">Class and member modifiers recommended order, </text:span></text:span><text:span text:style-name="Strong_20_Emphasis"><text:span text:style-name="T37">Naming Conventions, </text:span></text:span><text:span text:style-name="Strong_20_Emphasis"><text:span text:style-name="T38">Static members access, </text:span></text:span><text:span text:style-name="Strong_20_Emphasis"><text:span text:style-name="T39">E</text:span></text:span><text:span text:style-name="Strong_20_Emphasis"><text:span text:style-name="T40">xception Handling, </text:span></text:span><text:span text:style-name="Strong_20_Emphasis"><text:span text:style-name="T39">Comments, </text:span></text:span><text:span text:style-name="Strong_20_Emphasis"><text:span text:style-name="T41">Braces, </text:span></text:span><text:span text:style-name="Strong_20_Emphasis"><text:span text:style-name="T42">Line Breaks, </text:span></text:span><text:span text:style-name="Strong_20_Emphasis"><text:span text:style-name="T41">Indentation, </text:span></text:span><text:span text:style-name="Strong_20_Emphasis"><text:span text:style-name="T43">Switch-Case,</text:span></text:span></text:p>
        </text:list-item>
        <text:list-item>
          <text:p text:style-name="P54"><text:span text:style-name="Strong_20_Emphasis"><text:span text:style-name="T26">I</text:span></text:span><text:span text:style-name="Strong_20_Emphasis"><text:span text:style-name="T27">mportant points to consider in code review: </text:span></text:span><text:span text:style-name="Strong_20_Emphasis"><text:span text:style-name="T44">suitable methods, size of methods, </text:span></text:span><text:span text:style-name="Strong_20_Emphasis"><text:span text:style-name="T45">code check-in comments, unit test, </text:span></text:span><text:span text:style-name="Strong_20_Emphasis"><text:span text:style-name="T70">api best practices, </text:span></text:span><text:span text:style-name="Strong_20_Emphasis"><text:span text:style-name="T45">j</text:span></text:span><text:span text:style-name="Strong_20_Emphasis"><text:span text:style-name="T44">ava best practices, </text:span></text:span></text:p>
        </text:list-item>
        <text:list-item>
          <text:p text:style-name="P54"><text:span text:style-name="Strong_20_Emphasis"><text:span text:style-name="T28">Log levels: </text:span></text:span><text:span text:style-name="Strong_20_Emphasis"><text:span text:style-name="T46">Info, Debug, Error, Warning, Fatal,</text:span></text:span></text:p>
        </text:list-item>
        <text:list-item>
          <text:p text:style-name="P54"><text:span text:style-name="Strong_20_Emphasis"><text:span text:style-name="T125"/></text:span></text:p>
        </text:list-item>
      </text:list>
      <text:p text:style-name="P8"/>
      <text:p text:style-name="P8">Introduce Yourself:</text:p>
      <text:p text:style-name="P2"><text:soft-page-break/></text:p>
      <text:p text:style-name="P7">Thanks for giving me this opportunity <text:span text:style-name="T1">to introduce myself</text:span>.</text:p>
      <text:p text:style-name="P1"/>
      <text:p text:style-name="P10">Hi, I am Shubham Priyadarshi from New Delhi, India. I graduated in Computer Science <text:span text:style-name="T166">and</text:span> Engineering from one of the primiere institut<text:span text:style-name="T167">es</text:span> of India, National Institute of Technology, Patna.</text:p>
      <text:p text:style-name="P4"/>
      <text:p text:style-name="P4"><text:span text:style-name="T164">Hi, </text:span>I am Shubham Priyadarshi. <text:span text:style-name="T9">I graduated in Computer Science from NIT Patna in 2012. </text:span></text:p>
      <text:p text:style-name="P11"/>
      <text:p text:style-name="P5"><text:span text:style-name="T17">I have six years of experience in software development and systems architecture out of which last two years also involves the experience of managing the team of 5 to 7 people.</text:span><text:span text:style-name="T9"> Currently I am working on the position of Tech Lead at Moglix, Noida.</text:span></text:p>
      <text:p text:style-name="P3"/>
      <text:p text:style-name="P18"><text:span text:style-name="T16">Here at Moglix, I am responsible for leading the development for two high-traffic websites named greengst and ewaybill whose micro-service architecture is load-tested for handling even 5K hits per second.</text:span> I have also worked here on the project named ICAT which is basically a contract management system for Hindustan Unilever Limited.</text:p>
      <text:p text:style-name="P20"><text:span text:style-name="T16">Here I </text:span><text:span text:style-name="T18">contribute to</text:span><text:span text:style-name="T16"> the building of innovative systems architecture via </text:span><text:span text:style-name="T80">technologies such as</text:span><text:span text:style-name="T16"> </text:span><text:span text:style-name="T82">Java, Scala, </text:span><text:span text:style-name="T16">SpringBoot , Play frameworks, HTML5, CSS3, Angular, MySQL, Cassandra, Mongo, </text:span><text:span text:style-name="T79">Dynamo,</text:span><text:span text:style-name="T16"> Kafka, RabbitMQ and ElasticSearch. </text:span><text:span text:style-name="T19">I was </text:span><text:span text:style-name="T21">also</text:span><text:span text:style-name="T19"> instrumental </text:span><text:span text:style-name="T20">here</text:span><text:span text:style-name="T19"> in structuring several internal systems and processes such as api guidelines, coding guidelines, </text:span><text:span text:style-name="T22">guidelines to write unit tests, </text:span><text:span text:style-name="T19">code-review guidelines, logging processes such as log centralization and log auditing, git branching, code quality analysis, exception tracking by sending notification, etc. </text:span><text:span text:style-name="T16">I </text:span><text:span text:style-name="T78">have also contributed to define, formulate and fulfill engineering staffing plan and interviewed candidates for various positions such as senior software engineer, tech lead, software architect and director of engineering.</text:span></text:p>
      <text:p text:style-name="P19">I also successfully collaborate on solutions with our product, QA, and marketing teams to offer the best user experience to the end user.</text:p>
      <text:p text:style-name="P17"><text:span text:style-name="T11">W</text:span>hen I joined Moglix, I ha<text:span text:style-name="T163">d</text:span> started working on GreenGST project as a Senior Software Engineer. But after 6 months, I was made the lead of the GreenGST <text:span text:style-name="T12">team </text:span><text:span text:style-name="T13">(as the other senior person resigned from the company). </text:span>Then after the successful completion of the GreenGST project, the same team worked on the other project named Eway Bill where I led the team from the scratch and <text:span text:style-name="T16">I contributed in all aspects of the project such as Requirement gathering, selection of technology stack, high level architecture, coding, code-review, deployment, </text:span><text:span text:style-name="T81">bug fixing, </text:span><text:span text:style-name="T16">team-management</text:span><text:span text:style-name="T81">, etc.</text:span></text:p>
      <text:p text:style-name="P16">After the completion of Eway Bill project, I moved to the ICAT project, where I worked on the CLM Integration feature and some other enhancements. <text:span text:style-name="T2">Here I </text:span><text:soft-page-break/><text:span text:style-name="T2">worked on technologies such as Java, Spring Boot, DynamoDB, MySQL, Elastic Search, </text:span><text:span text:style-name="T6">Amazon SQS, </text:span><text:span text:style-name="T2">etc.</text:span></text:p>
      <text:p text:style-name="P15">Apart from <text:span text:style-name="T160">the technologies mentioned here</text:span>, I have <text:span text:style-name="T161">also</text:span> worked in C++, Perl, Python, Shell, PHP, etc.</text:p>
      <text:p text:style-name="P14"><text:span text:style-name="T3">I have also made an android game named “Crazy ball danger wall” which can be found in </text:span><text:span text:style-name="Citation"><text:span text:style-name="T4">mobogenie </text:span></text:span><text:span text:style-name="Citation"><text:span text:style-name="T5">and </text:span></text:span><text:span text:style-name="T3">google play store.</text:span></text:p>
      <text:p text:style-name="P9"><text:span text:style-name="T123">I have a great learning curve </text:span><text:span text:style-name="T124">and</text:span><text:span text:style-name="T123"> never giving up attitude. I am highly analytical, adaptable, dedicated, curious and diligent person. I work efficiently both as an individual contributor as well as along with a team.</text:span></text:p>
      <text:p text:style-name="P23"/>
      <text:p text:style-name="P24">I am an avid coder highly active on forums like leetcode, stackoverflow etc, I am looking for challenging and interesting work and I love the energy and excitement associated with scaling tech teams like those in [Company Name]. I am really looking forward to being able to contribute with my technical know how and problem solving skills in one of the tech teams at [Company Name].</text:p>
      <text:p text:style-name="P12"/>
      <text:p text:style-name="P12">As far as my <text:span text:style-name="T10">other</text:span> professional experience is concerne<text:span text:style-name="T7">d:</text:span></text:p>
      <text:list xml:id="list6418321776286218044" text:style-name="L2">
        <text:list-item>
          <text:p text:style-name="P25">in my <text:span text:style-name="T162">prior</text:span> job, I have worked with Info Edge in naurkigulf team as lead engineer.</text:p>
        </text:list-item>
        <text:list-item>
          <text:p text:style-name="P25">I have also worked with D. E. Shaw and <text:s/>Open Solutions as software developer.</text:p>
        </text:list-item>
      </text:list>
      <text:p text:style-name="P6"/>
      <text:p text:style-name="P22">Besides my work and academics, I am extremely passionate about <text:span text:style-name="T165">driving bikes</text:span>, which is a great stress-buster for me. I love going through various tech talks online.</text:p>
      <text:p text:style-name="P13">That's all about me. Thank<text:span text:style-name="T8">s</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389</meta:editing-cycles>
    <meta:creation-date>2016-08-16T07:20:00</meta:creation-date>
    <dc:date>2019-09-28T15:33:48.875544725</dc:date>
    <meta:editing-duration>P9DT18H44M22S</meta:editing-duration>
    <meta:generator>LibreOffice/5.1.6.2$Linux_X86_64 LibreOffice_project/10m0$Build-2</meta:generator>
    <meta:document-statistic meta:table-count="0" meta:image-count="0" meta:object-count="0" meta:page-count="6" meta:paragraph-count="97" meta:word-count="2235" meta:character-count="14650" meta:non-whitespace-character-count="12567"/>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